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A98317262D2C01F5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04cm"/>
    </style:style>
    <style:style style:name="Table1.B" style:family="table-column">
      <style:table-column-properties style:column-width="12.409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013cm" fo:margin-left="0cm" table:align="left"/>
    </style:style>
    <style:style style:name="Table4.A" style:family="table-column">
      <style:table-column-properties style:column-width="1.111cm"/>
    </style:style>
    <style:style style:name="Table4.B" style:family="table-column">
      <style:table-column-properties style:column-width="10.222cm"/>
    </style:style>
    <style:style style:name="Table4.C" style:family="table-column">
      <style:table-column-properties style:column-width="5.68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013cm" fo:margin-left="0cm" table:align="left"/>
    </style:style>
    <style:style style:name="Table6.A" style:family="table-column">
      <style:table-column-properties style:column-width="5.666cm"/>
    </style:style>
    <style:style style:name="Table6.B" style:family="table-column">
      <style:table-column-properties style:column-width="5.844cm"/>
    </style:style>
    <style:style style:name="Table6.C" style:family="table-column">
      <style:table-column-properties style:column-width="5.503cm"/>
    </style:style>
    <style:style style:name="Table6.A1" style:family="table-cell">
      <style:table-cell-properties fo:padding="0.097cm" fo:border-left="0.25pt solid #000000" fo:border-right="none" fo:border-top="0.25pt solid #000000" fo:border-bottom="0.25pt solid #000000" style:writing-mode="lr-tb"/>
    </style:style>
    <style:style style:name="Table6.C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013cm" fo:margin-left="0cm" table:align="left"/>
    </style:style>
    <style:style style:name="Table7.A" style:family="table-column">
      <style:table-column-properties style:column-width="3.889cm"/>
    </style:style>
    <style:style style:name="Table7.B" style:family="table-column">
      <style:table-column-properties style:column-width="13.12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officeooo:rsid="001ede0c" officeooo:paragraph-rsid="001ede0c"/>
    </style:style>
    <style:style style:name="P3" style:family="paragraph" style:parent-style-name="Table_20_Contents">
      <style:text-properties officeooo:rsid="00207618" officeooo:paragraph-rsid="00207618"/>
    </style:style>
    <style:style style:name="P4" style:family="paragraph" style:parent-style-name="Table_20_Contents">
      <style:text-properties officeooo:rsid="0025ed83" officeooo:paragraph-rsid="0025ed83"/>
    </style:style>
    <style:style style:name="P5" style:family="paragraph" style:parent-style-name="Table_20_Contents">
      <style:text-properties officeooo:rsid="0028d782" officeooo:paragraph-rsid="0028d782"/>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text-properties officeooo:rsid="00182ab0" officeooo:paragraph-rsid="00182ab0"/>
    </style:style>
    <style:style style:name="P11" style:family="paragraph" style:parent-style-name="Standard">
      <style:text-properties officeooo:paragraph-rsid="00182ab0"/>
    </style:style>
    <style:style style:name="P12" style:family="paragraph" style:parent-style-name="Standard">
      <style:text-properties officeooo:paragraph-rsid="001985f0"/>
    </style:style>
    <style:style style:name="P13" style:family="paragraph" style:parent-style-name="Standard">
      <style:text-properties officeooo:paragraph-rsid="001dfc30"/>
    </style:style>
    <style:style style:name="P14" style:family="paragraph" style:parent-style-name="Standard">
      <style:text-properties fo:color="#800000"/>
    </style:style>
    <style:style style:name="P15" style:family="paragraph" style:parent-style-name="Standard">
      <style:text-properties fo:color="#990000"/>
    </style:style>
    <style:style style:name="P16" style:family="paragraph" style:parent-style-name="Standard">
      <style:text-properties officeooo:rsid="00296952" officeooo:paragraph-rsid="00296952"/>
    </style:style>
    <style:style style:name="P17" style:family="paragraph" style:parent-style-name="Standard" style:master-page-name="MP0">
      <style:paragraph-properties style:page-number="auto" fo:break-before="page"/>
    </style:style>
    <style:style style:name="P18" style:family="paragraph" style:parent-style-name="Standard" style:list-style-name="L3">
      <style:text-properties fo:font-weight="normal" officeooo:rsid="0018fc43" officeooo:paragraph-rsid="0018fc43" style:font-weight-asian="normal" style:font-weight-complex="normal"/>
    </style:style>
    <style:style style:name="P19" style:family="paragraph" style:parent-style-name="Standard">
      <style:text-properties fo:font-weight="normal" officeooo:rsid="005fd138" officeooo:paragraph-rsid="005fd138" style:font-weight-asian="normal" style:font-weight-complex="normal"/>
    </style:style>
    <style:style style:name="P20" style:family="paragraph" style:parent-style-name="Standard">
      <style:text-properties fo:font-weight="normal" officeooo:paragraph-rsid="006686f8"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list-style-name="L1"/>
    <style:style style:name="P23" style:family="paragraph" style:parent-style-name="Standard" style:list-style-name="L1">
      <style:text-properties officeooo:rsid="00182ab0" officeooo:paragraph-rsid="00182ab0"/>
    </style:style>
    <style:style style:name="P24" style:family="paragraph" style:parent-style-name="Standard" style:list-style-name="L2">
      <style:text-properties officeooo:rsid="00182ab0" officeooo:paragraph-rsid="00182ab0"/>
    </style:style>
    <style:style style:name="P25" style:family="paragraph" style:parent-style-name="Standard" style:list-style-name="L4">
      <style:text-properties officeooo:rsid="0018fc43" officeooo:paragraph-rsid="0018fc43"/>
    </style:style>
    <style:style style:name="P26" style:family="paragraph" style:parent-style-name="Standard" style:list-style-name="L4">
      <style:text-properties officeooo:rsid="001985f0" officeooo:paragraph-rsid="001985f0"/>
    </style:style>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text-properties fo:color="#800000"/>
    </style:style>
    <style:style style:name="P32" style:family="paragraph" style:parent-style-name="Standard">
      <style:text-properties fo:color="#800000" officeooo:paragraph-rsid="003b3670"/>
    </style:style>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6">
      <style:text-properties officeooo:rsid="001278f2" officeooo:paragraph-rsid="001278f2"/>
    </style:style>
    <style:style style:name="P36" style:family="paragraph" style:parent-style-name="Standard" style:list-style-name="L16">
      <style:text-properties officeooo:rsid="00142ad4" officeooo:paragraph-rsid="00142ad4"/>
    </style:style>
    <style:style style:name="P37" style:family="paragraph" style:parent-style-name="Standard" style:list-style-name="L16">
      <style:text-properties officeooo:rsid="00156602" officeooo:paragraph-rsid="00156602"/>
    </style:style>
    <style:style style:name="P38" style:family="paragraph" style:parent-style-name="Standard" style:list-style-name="L17"/>
    <style:style style:name="P39" style:family="paragraph" style:parent-style-name="Standard">
      <style:text-properties fo:color="#000000"/>
    </style:style>
    <style:style style:name="P40"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41" style:family="paragraph" style:parent-style-name="Standard">
      <style:text-properties fo:color="#000000" officeooo:rsid="005e3ba5" officeooo:paragraph-rsid="005e3ba5"/>
    </style:style>
    <style:style style:name="P42" style:family="paragraph" style:parent-style-name="Standard" style:list-style-name="L31">
      <style:text-properties fo:color="#000000" officeooo:rsid="005e3ba5" officeooo:paragraph-rsid="005e3ba5"/>
    </style:style>
    <style:style style:name="P43" style:family="paragraph" style:parent-style-name="Standard" style:list-style-name="L32">
      <style:text-properties fo:color="#000000" officeooo:rsid="005e3ba5" officeooo:paragraph-rsid="005e3ba5"/>
    </style:style>
    <style:style style:name="P44" style:family="paragraph" style:parent-style-name="Standard" style:list-style-name="L31">
      <style:text-properties fo:color="#000000" officeooo:paragraph-rsid="005e3ba5"/>
    </style:style>
    <style:style style:name="P45" style:family="paragraph" style:parent-style-name="Standard" style:list-style-name="L20">
      <style:text-properties fo:color="#000000" officeooo:rsid="002a1050" officeooo:paragraph-rsid="005f40e5"/>
    </style:style>
    <style:style style:name="P46" style:family="paragraph" style:parent-style-name="Standard" style:list-style-name="L13">
      <style:text-properties fo:color="#000000" officeooo:paragraph-rsid="0049c3b1"/>
    </style:style>
    <style:style style:name="P47" style:family="paragraph" style:parent-style-name="Standard">
      <style:text-properties fo:color="#000000" officeooo:paragraph-rsid="0049c3b1"/>
    </style:style>
    <style:style style:name="P48" style:family="paragraph" style:parent-style-name="Standard">
      <style:text-properties style:text-underline-style="solid" style:text-underline-width="auto" style:text-underline-color="font-color" fo:font-weight="bold" style:font-weight-asian="bold" style:font-weight-complex="bold"/>
    </style:style>
    <style:style style:name="P49" style:family="paragraph" style:parent-style-name="Standard">
      <style:text-properties officeooo:paragraph-rsid="006686f8"/>
    </style:style>
    <style:style style:name="P50" style:family="paragraph" style:parent-style-name="Standard">
      <style:text-properties officeooo:rsid="006686f8" officeooo:paragraph-rsid="006686f8"/>
    </style:style>
    <style:style style:name="P51"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52" style:family="paragraph" style:parent-style-name="Standard">
      <style:text-properties fo:font-style="italic" style:font-style-asian="italic" style:font-style-complex="italic"/>
    </style:style>
    <style:style style:name="P53" style:family="paragraph" style:parent-style-name="Standard">
      <style:text-properties fo:color="#cc0000"/>
    </style:style>
    <style:style style:name="P54" style:family="paragraph" style:parent-style-name="Standard">
      <style:text-properties fo:color="#cc0000" fo:font-weight="bold" style:font-weight-asian="bold" style:font-weight-complex="bold"/>
    </style:style>
    <style:style style:name="P55" style:family="paragraph" style:parent-style-name="Table_20_Contents" style:list-style-name="L9">
      <style:text-properties officeooo:rsid="00207618" officeooo:paragraph-rsid="00207618"/>
    </style:style>
    <style:style style:name="P56" style:family="paragraph" style:parent-style-name="Table_20_Contents" style:list-style-name="L11">
      <style:text-properties officeooo:rsid="00207618" officeooo:paragraph-rsid="00207618"/>
    </style:style>
    <style:style style:name="P57" style:family="paragraph" style:parent-style-name="Table_20_Contents" style:list-style-name="L9">
      <style:text-properties fo:color="#800000" officeooo:rsid="00207618" officeooo:paragraph-rsid="00207618"/>
    </style:style>
    <style:style style:name="P58" style:family="paragraph" style:parent-style-name="Table_20_Contents" style:list-style-name="L11">
      <style:text-properties fo:color="#800000" officeooo:rsid="00207618" officeooo:paragraph-rsid="00207618"/>
    </style:style>
    <style:style style:name="P59" style:family="paragraph" style:parent-style-name="Table_20_Contents" style:list-style-name="L10">
      <style:text-properties fo:color="#800000" officeooo:rsid="0037f40a" officeooo:paragraph-rsid="0037f40a"/>
    </style:style>
    <style:style style:name="P60" style:family="paragraph" style:parent-style-name="Table_20_Contents" style:list-style-name="L9">
      <style:text-properties officeooo:rsid="00249f5a" officeooo:paragraph-rsid="00249f5a"/>
    </style:style>
    <style:style style:name="P61" style:family="paragraph" style:parent-style-name="Table_20_Contents" style:list-style-name="L11">
      <style:text-properties fo:color="#000000" officeooo:rsid="00249f5a" officeooo:paragraph-rsid="00249f5a"/>
    </style:style>
    <style:style style:name="P62" style:family="paragraph" style:parent-style-name="Table_20_Contents" style:list-style-name="L11">
      <style:text-properties fo:color="#000000" officeooo:rsid="0025ed83" officeooo:paragraph-rsid="0025ed83"/>
    </style:style>
    <style:style style:name="P63" style:family="paragraph" style:parent-style-name="Table_20_Contents" style:list-style-name="L40">
      <style:text-properties fo:color="#000000" officeooo:rsid="005f40e5" officeooo:paragraph-rsid="005f40e5"/>
    </style:style>
    <style:style style:name="P64" style:family="paragraph" style:parent-style-name="Table_20_Contents" style:list-style-name="L15">
      <style:text-properties officeooo:rsid="0025ed83" officeooo:paragraph-rsid="0025ed83"/>
    </style:style>
    <style:style style:name="P65" style:family="paragraph" style:parent-style-name="Table_20_Contents" style:list-style-name="L15">
      <style:text-properties officeooo:rsid="0027c47a" officeooo:paragraph-rsid="0027c47a"/>
    </style:style>
    <style:style style:name="P66" style:family="paragraph" style:parent-style-name="Table_20_Contents" style:list-style-name="L18">
      <style:text-properties officeooo:rsid="002a1050" officeooo:paragraph-rsid="002a1050"/>
    </style:style>
    <style:style style:name="P67" style:family="paragraph" style:parent-style-name="Table_20_Contents" style:list-style-name="L19">
      <style:text-properties officeooo:rsid="002a1050" officeooo:paragraph-rsid="002a1050"/>
    </style:style>
    <style:style style:name="P68" style:family="paragraph" style:parent-style-name="Table_20_Contents" style:list-style-name="L20">
      <style:text-properties officeooo:rsid="002a1050" officeooo:paragraph-rsid="002a1050"/>
    </style:style>
    <style:style style:name="P69" style:family="paragraph" style:parent-style-name="Table_20_Contents" style:list-style-name="L33">
      <style:text-properties officeooo:rsid="002a1050" officeooo:paragraph-rsid="002a1050"/>
    </style:style>
    <style:style style:name="P70" style:family="paragraph" style:parent-style-name="Table_20_Contents" style:list-style-name="L34">
      <style:text-properties officeooo:rsid="002a1050" officeooo:paragraph-rsid="002a1050"/>
    </style:style>
    <style:style style:name="P71" style:family="paragraph" style:parent-style-name="Table_20_Contents" style:list-style-name="L10">
      <style:text-properties officeooo:rsid="0037f40a" officeooo:paragraph-rsid="0037f40a"/>
    </style:style>
    <style:style style:name="P72" style:family="paragraph" style:parent-style-name="Table_20_Contents" style:list-style-name="L21">
      <style:text-properties officeooo:rsid="003b3670" officeooo:paragraph-rsid="003b3670"/>
    </style:style>
    <style:style style:name="P73" style:family="paragraph" style:parent-style-name="Table_20_Contents" style:list-style-name="L22">
      <style:text-properties officeooo:rsid="003b3670" officeooo:paragraph-rsid="003b3670"/>
    </style:style>
    <style:style style:name="P74" style:family="paragraph" style:parent-style-name="Table_20_Contents" style:list-style-name="L24">
      <style:text-properties officeooo:rsid="003ca708" officeooo:paragraph-rsid="003ca708"/>
    </style:style>
    <style:style style:name="P75" style:family="paragraph" style:parent-style-name="Table_20_Contents" style:list-style-name="L25">
      <style:text-properties officeooo:rsid="003ca708" officeooo:paragraph-rsid="003ca708"/>
    </style:style>
    <style:style style:name="P76" style:family="paragraph" style:parent-style-name="Table_20_Contents" style:list-style-name="L26">
      <style:text-properties officeooo:rsid="003ca708" officeooo:paragraph-rsid="003ca708"/>
    </style:style>
    <style:style style:name="P77" style:family="paragraph" style:parent-style-name="Table_20_Contents" style:list-style-name="L27">
      <style:text-properties officeooo:rsid="003ca708" officeooo:paragraph-rsid="003ca708"/>
    </style:style>
    <style:style style:name="P78" style:family="paragraph" style:parent-style-name="Table_20_Contents">
      <style:text-properties officeooo:rsid="001ede0c" officeooo:paragraph-rsid="003ca708"/>
    </style:style>
    <style:style style:name="P79" style:family="paragraph" style:parent-style-name="Table_20_Contents" style:list-style-name="L26">
      <style:text-properties officeooo:rsid="003d08af" officeooo:paragraph-rsid="003d08af"/>
    </style:style>
    <style:style style:name="P80" style:family="paragraph" style:parent-style-name="Table_20_Contents" style:list-style-name="L10">
      <style:text-properties officeooo:rsid="003d08af" officeooo:paragraph-rsid="003d08af"/>
    </style:style>
    <style:style style:name="P81" style:family="paragraph" style:parent-style-name="Table_20_Contents" style:list-style-name="L28">
      <style:text-properties officeooo:rsid="0043c7e6" officeooo:paragraph-rsid="0043c7e6"/>
    </style:style>
    <style:style style:name="P82" style:family="paragraph" style:parent-style-name="Table_20_Contents" style:list-style-name="L9">
      <style:text-properties officeooo:rsid="0043c7e6" officeooo:paragraph-rsid="0043c7e6"/>
    </style:style>
    <style:style style:name="P83" style:family="paragraph" style:parent-style-name="Table_20_Contents" style:list-style-name="L28">
      <style:text-properties officeooo:rsid="0048518b" officeooo:paragraph-rsid="0048518b"/>
    </style:style>
    <style:style style:name="P84" style:family="paragraph" style:parent-style-name="Table_20_Contents">
      <style:text-properties officeooo:rsid="0028d782" officeooo:paragraph-rsid="005282ef"/>
    </style:style>
    <style:style style:name="P85" style:family="paragraph" style:parent-style-name="Table_20_Contents" style:list-style-name="L35">
      <style:text-properties officeooo:rsid="005f40e5" officeooo:paragraph-rsid="005f40e5"/>
    </style:style>
    <style:style style:name="P86" style:family="paragraph" style:parent-style-name="Table_20_Contents" style:list-style-name="L36">
      <style:text-properties officeooo:rsid="005f40e5" officeooo:paragraph-rsid="005f40e5"/>
    </style:style>
    <style:style style:name="P87" style:family="paragraph" style:parent-style-name="Table_20_Contents" style:list-style-name="L37">
      <style:text-properties officeooo:rsid="005f40e5" officeooo:paragraph-rsid="005f40e5"/>
    </style:style>
    <style:style style:name="P88" style:family="paragraph" style:parent-style-name="Table_20_Contents" style:list-style-name="L38">
      <style:text-properties officeooo:rsid="005f40e5" officeooo:paragraph-rsid="005f40e5"/>
    </style:style>
    <style:style style:name="P89" style:family="paragraph" style:parent-style-name="Table_20_Contents" style:list-style-name="L39">
      <style:text-properties officeooo:rsid="005f40e5" officeooo:paragraph-rsid="005f40e5"/>
    </style:style>
    <style:style style:name="P90" style:family="paragraph" style:parent-style-name="Table_20_Contents" style:list-style-name="L41">
      <style:text-properties officeooo:rsid="005f40e5" officeooo:paragraph-rsid="005f40e5"/>
    </style:style>
    <style:style style:name="P91" style:family="paragraph" style:parent-style-name="Table_20_Contents" style:list-style-name="L42">
      <style:text-properties officeooo:rsid="005f40e5" officeooo:paragraph-rsid="005f40e5"/>
    </style:style>
    <style:style style:name="P92" style:family="paragraph" style:parent-style-name="Table_20_Contents" style:list-style-name="L43">
      <style:text-properties officeooo:rsid="005f40e5" officeooo:paragraph-rsid="005f40e5"/>
    </style:style>
    <style:style style:name="P93" style:family="paragraph" style:parent-style-name="Table_20_Contents" style:list-style-name="L44">
      <style:text-properties officeooo:rsid="005f40e5" officeooo:paragraph-rsid="005f40e5"/>
    </style:style>
    <style:style style:name="P94" style:family="paragraph" style:parent-style-name="Table_20_Contents" style:list-style-name="L45">
      <style:text-properties officeooo:rsid="005f40e5" officeooo:paragraph-rsid="005f40e5"/>
    </style:style>
    <style:style style:name="P95" style:family="paragraph" style:parent-style-name="Table_20_Contents">
      <style:text-properties fo:font-weight="bold" officeooo:rsid="006d787c" style:font-weight-asian="bold" style:font-weight-complex="bold"/>
    </style:style>
    <style:style style:name="P96" style:family="paragraph" style:parent-style-name="Table_20_Contents">
      <style:text-properties officeooo:rsid="006f8fcb" officeooo:paragraph-rsid="006f8fcb"/>
    </style:style>
    <style:style style:name="P97" style:family="paragraph" style:parent-style-name="Table_20_Contents">
      <style:text-properties fo:color="#cc0000"/>
    </style:style>
    <style:style style:name="P98" style:family="paragraph" style:parent-style-name="Footer">
      <style:paragraph-properties fo:text-align="center" style:justify-single-word="false"/>
      <style:text-properties officeooo:paragraph-rsid="006a3ab0"/>
    </style:style>
    <style:style style:name="T1" style:family="text">
      <style:text-properties fo:font-weight="bold" style:font-weight-asian="bold" style:font-weight-complex="bold"/>
    </style:style>
    <style:style style:name="T2" style:family="text">
      <style:text-properties fo:font-weight="bold" officeooo:rsid="0065f1b4" style:font-weight-asian="bold"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color="#800000"/>
    </style:style>
    <style:style style:name="T5" style:family="text">
      <style:text-properties fo:color="#800000" officeooo:rsid="003b3670"/>
    </style:style>
    <style:style style:name="T6" style:family="text">
      <style:text-properties officeooo:rsid="0018fc43"/>
    </style:style>
    <style:style style:name="T7" style:family="text">
      <style:text-properties fo:font-weight="normal" style:font-weight-asian="normal" style:font-weight-complex="normal"/>
    </style:style>
    <style:style style:name="T8" style:family="text">
      <style:text-properties fo:font-weight="normal" officeooo:rsid="006686f8" style:font-weight-asian="normal" style:font-weight-complex="normal"/>
    </style:style>
    <style:style style:name="T9" style:family="text">
      <style:text-properties fo:font-weight="normal" officeooo:rsid="0078581e" style:font-weight-asian="normal" style:font-weight-complex="normal"/>
    </style:style>
    <style:style style:name="T10" style:family="text">
      <style:text-properties officeooo:rsid="001985f0"/>
    </style:style>
    <style:style style:name="T11" style:family="text">
      <style:text-properties officeooo:rsid="001d3acf"/>
    </style:style>
    <style:style style:name="T12" style:family="text">
      <style:text-properties officeooo:rsid="001dfc30"/>
    </style:style>
    <style:style style:name="T13" style:family="text">
      <style:text-properties officeooo:rsid="001ede0c"/>
    </style:style>
    <style:style style:name="T14" style:family="text">
      <style:text-properties officeooo:rsid="0025ed83"/>
    </style:style>
    <style:style style:name="T15" style:family="text">
      <style:text-properties fo:color="#990000"/>
    </style:style>
    <style:style style:name="T16" style:family="text">
      <style:text-properties fo:color="#990000" officeooo:rsid="0065f1b4"/>
    </style:style>
    <style:style style:name="T17" style:family="text">
      <style:text-properties officeooo:rsid="0027c47a"/>
    </style:style>
    <style:style style:name="T18" style:family="text">
      <style:text-properties officeooo:rsid="0028d782"/>
    </style:style>
    <style:style style:name="T19" style:family="text">
      <style:text-properties officeooo:rsid="002e00db"/>
    </style:style>
    <style:style style:name="T20" style:family="text">
      <style:text-properties officeooo:rsid="0030922d"/>
    </style:style>
    <style:style style:name="T21" style:family="text">
      <style:text-properties officeooo:rsid="00326915"/>
    </style:style>
    <style:style style:name="T22" style:family="text">
      <style:text-properties officeooo:rsid="0032a174"/>
    </style:style>
    <style:style style:name="T23" style:family="text">
      <style:text-properties officeooo:rsid="00332f39"/>
    </style:style>
    <style:style style:name="T24" style:family="text">
      <style:text-properties officeooo:rsid="0034df88"/>
    </style:style>
    <style:style style:name="T25" style:family="text">
      <style:text-properties officeooo:rsid="0034f7e3"/>
    </style:style>
    <style:style style:name="T26" style:family="text">
      <style:text-properties officeooo:rsid="0035c23a"/>
    </style:style>
    <style:style style:name="T27" style:family="text">
      <style:text-properties officeooo:rsid="003b3670"/>
    </style:style>
    <style:style style:name="T28" style:family="text">
      <style:text-properties officeooo:rsid="003ca708"/>
    </style:style>
    <style:style style:name="T29" style:family="text">
      <style:text-properties officeooo:rsid="00412342"/>
    </style:style>
    <style:style style:name="T30" style:family="text">
      <style:text-properties officeooo:rsid="0043c7e6"/>
    </style:style>
    <style:style style:name="T31" style:family="text">
      <style:text-properties officeooo:rsid="0048518b"/>
    </style:style>
    <style:style style:name="T32" style:family="text">
      <style:text-properties officeooo:rsid="0049c3b1"/>
    </style:style>
    <style:style style:name="T33" style:family="text">
      <style:text-properties officeooo:rsid="0050b76e"/>
    </style:style>
    <style:style style:name="T34" style:family="text">
      <style:text-properties officeooo:rsid="005282ef"/>
    </style:style>
    <style:style style:name="T35" style:family="text">
      <style:text-properties officeooo:rsid="0053e1f0"/>
    </style:style>
    <style:style style:name="T36" style:family="text">
      <style:text-properties officeooo:rsid="0054c62e"/>
    </style:style>
    <style:style style:name="T37" style:family="text">
      <style:text-properties officeooo:rsid="00590205"/>
    </style:style>
    <style:style style:name="T38" style:family="text">
      <style:text-properties officeooo:rsid="005ae8fc"/>
    </style:style>
    <style:style style:name="T39" style:family="text">
      <style:text-properties officeooo:rsid="005cbc2e"/>
    </style:style>
    <style:style style:name="T40" style:family="text">
      <style:text-properties officeooo:rsid="005e3ba5"/>
    </style:style>
    <style:style style:name="T41" style:family="text">
      <style:text-properties officeooo:rsid="005f40e5"/>
    </style:style>
    <style:style style:name="T42" style:family="text">
      <style:text-properties officeooo:rsid="0063e755"/>
    </style:style>
    <style:style style:name="T43" style:family="text">
      <style:text-properties officeooo:rsid="0065f1b4"/>
    </style:style>
    <style:style style:name="T44" style:family="text">
      <style:text-properties officeooo:rsid="006686f8"/>
    </style:style>
    <style:style style:name="T45" style:family="text">
      <style:text-properties fo:font-size="8pt" fo:font-style="italic" officeooo:rsid="006a3ab0" style:font-size-asian="8pt" style:font-style-asian="italic" style:font-size-complex="8pt" style:font-style-complex="italic"/>
    </style:style>
    <style:style style:name="T46" style:family="text">
      <style:text-properties officeooo:rsid="00715347"/>
    </style:style>
    <style:style style:name="T47" style:family="text">
      <style:text-properties officeooo:rsid="0074dba2"/>
    </style:style>
    <style:style style:name="T48" style:family="text">
      <style:text-properties officeooo:rsid="0078581e"/>
    </style:style>
    <style:style style:name="T49" style:family="text">
      <style:text-properties officeooo:rsid="007af4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1">Document Name</text:p>
          </table:table-cell>
          <table:table-cell table:style-name="Table1.B1" office:value-type="string">
            <text:p text:style-name="P1">Cemetery Management System Phase 1 – Analysis Phase</text:p>
          </table:table-cell>
        </table:table-row>
        <table:table-row>
          <table:table-cell table:style-name="Table1.A2" office:value-type="string">
            <text:p text:style-name="P1">Version</text:p>
          </table:table-cell>
          <table:table-cell table:style-name="Table1.B2" office:value-type="string">
            <text:p text:style-name="P1">1.0</text:p>
          </table:table-cell>
        </table:table-row>
        <table:table-row>
          <table:table-cell table:style-name="Table1.A2" office:value-type="string">
            <text:p text:style-name="P95">Author</text:p>
          </table:table-cell>
          <table:table-cell table:style-name="Table1.B2" office:value-type="string">
            <text:p text:style-name="P1">Geoilocate Team</text:p>
          </table:table-cell>
        </table:table-row>
        <table:table-row>
          <table:table-cell table:style-name="Table1.A2" office:value-type="string">
            <text:p text:style-name="P1">Date</text:p>
          </table:table-cell>
          <table:table-cell table:style-name="Table1.B2" office:value-type="string">
            <text:p text:style-name="P1">17 August 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6">Content</text:p>
      <text:p text:style-name="Standard">1. Introductio<text:span text:style-name="T42">n <text:s/>------------------------------------------------------------------------------------------------3</text:span></text:p>
      <text:p text:style-name="Standard">2. Problem Analysis ------------------------------------------------------------------------------------------<text:span text:style-name="T42">3</text:span></text:p>
      <text:p text:style-name="Standard"><text:span text:style-name="T44">2.1. </text:span>What is the problem? <text:s/>-----------------------------------------------------------------------------------<text:span text:style-name="T44">3</text:span></text:p>
      <text:p text:style-name="Standard"><text:span text:style-name="T44">2.2. </text:span>Current System<text:tab/>-----------------------------------------------------------------------------------------<text:span text:style-name="T44">3</text:span></text:p>
      <text:p text:style-name="P13"><text:span text:style-name="T44">2.2.1. </text:span><text:span text:style-name="T7">Booking of a burial grave proces</text:span><text:span text:style-name="T9">s. ------------------------------------------------------------------</text:span><text:span text:style-name="T8">3</text:span></text:p>
      <text:p text:style-name="P20"><text:span text:style-name="T44">2.2.2. </text:span>Booking of a burial of ashes process.<text:tab/>--------------------------------------------------------------<text:span text:style-name="T44">4</text:span></text:p>
      <text:p text:style-name="P20"><text:span text:style-name="T44">2.2.3. </text:span>Booking of a cremation process. <text:s/>--------------------------------------------------------------------<text:span text:style-name="T44">4</text:span></text:p>
      <text:p text:style-name="P20"><text:span text:style-name="T44">2.2.4. </text:span>Booking of an exhumation proce<text:span text:style-name="T49">ss. <text:s/>----------------------------------------------------------------4</text:span></text:p>
      <text:p text:style-name="P20"><text:span text:style-name="T44">2.2.5. </text:span>The lease of a grave site process. <text:s/>-------------------------------------------------------------------<text:span text:style-name="T44">5</text:span></text:p>
      <text:p text:style-name="Standard">3. Project Scope <text:s/>----------------------------------------------------------------------------------------------<text:span text:style-name="T44">5</text:span></text:p>
      <text:p text:style-name="P49"><text:span text:style-name="T44">3.1 </text:span>Goals for the Cemetery Management System --------------------------------------------------------<text:span text:style-name="T44">5</text:span></text:p>
      <text:p text:style-name="P49"><text:span text:style-name="T44">4.</text:span> Deliverable<text:span text:style-name="T49">s. ------------------------------------------------------------------------------------------------5</text:span> <text:s text:c="10"/><text:span text:style-name="T44">5.</text:span> Milestones <text:s/>------------------------------------------------------------------------------------------------- <text:span text:style-name="T48">6</text:span></text:p>
      <text:p text:style-name="Standard"><text:span text:style-name="T44">6</text:span>. Roles Definitio<text:span text:style-name="T49">ns. ------------------------------------------------------------------------------------------6</text:span></text:p>
      <text:p text:style-name="Standard"><text:span text:style-name="T44">6.1. </text:span>Current System ------------------------------------------------------------------------------------------ <text:s/><text:span text:style-name="T48">6-7</text:span></text:p>
      <text:p text:style-name="Standard"><text:span text:style-name="T44">6.2. </text:span>Proposed System ---------------------------------------------------------------------------------------- <text:span text:style-name="T48">7</text:span></text:p>
      <text:p text:style-name="Standard"><text:span text:style-name="T44">7. </text:span>Project Feasibility <text:s/>---------------------------------------------------------------------------------------- <text:span text:style-name="T48">8</text:span></text:p>
      <text:p text:style-name="Standard"><text:span text:style-name="T44">7.1. </text:span>Technical Feasibility ----------------------------------------------------------------------------------- <text:span text:style-name="T48">8</text:span></text:p>
      <text:p text:style-name="P49"><text:span text:style-name="T44">7.2. </text:span>Operational Feasibility <text:s/>-------------------------------------------------------------------------------- <text:span text:style-name="T48">8</text:span></text:p>
      <text:p text:style-name="P49"><text:span text:style-name="T44">7.3. </text:span>Economic Feasibility ----------------------------------------------------------------------------------- <text:span text:style-name="T48">8</text:span></text:p>
      <text:p text:style-name="Standard"><text:span text:style-name="T44">8. </text:span>External Interface Requirements -------------------------------------------------------------------------<text:span text:style-name="T48">8</text:span></text:p>
      <text:p text:style-name="Standard"><text:span text:style-name="T44">9. </text:span>Functional Requirements ----------------------------------------------------------------------------------<text:span text:style-name="T48">9</text:span></text:p>
      <text:p text:style-name="Standard"><text:span text:style-name="T44">10. </text:span>Non-Functional Requirements --------------------------------------------------------------------------<text:span text:style-name="T48">10</text:span></text:p>
      <text:p text:style-name="Standard"><text:span text:style-name="T44">11. </text:span>Quality Plan ------------------------------------------------------------------------------------------------<text:span text:style-name="T49">10</text:span></text:p>
      <text:p text:style-name="Standard"><text:span text:style-name="T44">12. </text:span>Decision Analysis <text:s/>-----------------------------------------------------------------------------------------<text:span text:style-name="T49">11</text:span></text:p>
      <text:p text:style-name="Standard"><text:span text:style-name="T44">13. </text:span>Conclusion <text:s/>-------------------------------------------------------------------------------------------------<text:span text:style-name="T49">11</text:span></text:p>
      <text:p text:style-name="P50">14. Abbreviations ---------------------------------------------------------------------------------------------- <text:span text:style-name="T49">1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1">Approach</text:p>
      <text:p text:style-name="P52">A combination of JAD (Joint Analysis and Design) session, analysis of documentation, legislation, current work products and <text:span text:style-name="T6">tool-sets</text:span> were used to study, analyse and document the current processes. The analysis will focus on what the system is required to do rather than how the system should implement the required solution. The technical implementation (<text:span text:style-name="T6">i.e.</text:span> how it is to be done) will be defined and specified during the design and implementation.</text:p>
      <text:p text:style-name="P9"/>
      <text:p text:style-name="Standard"><text:span text:style-name="Default_20_Paragraph_20_Font"><text:span text:style-name="T1">1. </text:span></text:span><text:span text:style-name="Default_20_Paragraph_20_Font"><text:span text:style-name="T3">Introduction</text:span></text:span></text:p>
      <text:p text:style-name="P9"/>
      <text:p text:style-name="Standard">Buffalo City Metropolitan Municipality (BCMM) is situated on the east coast of Eastern Cape</text:p>
      <text:p text:style-name="Standard">Province, South Africa. Cemeteries &amp; Crematoria is one of the most important functions in the organisation of BCMM, and indeed is seen as essential service by various communities. There are 31 formal municipal cemeteries within the jurisdiction of BCMM and divided into 3 regions; Coastal Region (East London), Midland Region (Mdantsane, Berlin, Macleantown), Inland Region (Breidbach, Kind Williams Town until Dimbaza).There goal is to have a better way of managing the BCMM cemetery database. With the growth of population, it is best that BCMM have a cemetery management system in place.</text:p>
      <text:p text:style-name="Standard"/>
      <text:p text:style-name="P8">2. Problem Analysis</text:p>
      <text:p text:style-name="P6">2.1. What is the problem?</text:p>
      <text:p text:style-name="Standard"/>
      <text:p text:style-name="Standard">The past few years showed various issues regarding the maintenance of cemeteries. The problem is that the BCMM is currently using a manual system to manage their cemeteries. The documents containing cemeteries information are stored in hard copy files and kept by the administrator/<text:span text:style-name="T20">clerk</text:span> in a file cabinet.</text:p>
      <text:p text:style-name="Standard"/>
      <text:p text:style-name="P48">2.2. Current System</text:p>
      <text:p text:style-name="Standard"/>
      <text:p text:style-name="Standard">The are a number of processes <text:span text:style-name="T31">used to</text:span> maintain the cemeteries and crematoria. All the manual processes <text:span text:style-name="T42">pertaining</text:span> the cemeteries are listed below.</text:p>
      <text:p text:style-name="Standard"/>
      <text:p text:style-name="P6">2.2.1. Booking of a burial grave processes.</text:p>
      <text:list xml:id="list9132321736978805284" text:style-name="L1">
        <text:list-item>
          <text:p text:style-name="P22">Customer completes interment application.</text:p>
        </text:list-item>
        <text:list-item>
          <text:p text:style-name="P22">Administrator/<text:span text:style-name="T20">Clerk</text:span> checks threshold</text:p>
        </text:list-item>
        <text:list-item>
          <text:p text:style-name="P23">Administrator/<text:span text:style-name="T20">Clerk</text:span> notifies customer of space available.</text:p>
        </text:list-item>
        <text:list-item>
          <text:p text:style-name="P23">Customer makes a payment at the cashiers.</text:p>
        </text:list-item>
        <text:list-item>
          <text:p text:style-name="P23">Administrator notifies the cemetery accordingly.</text:p>
        </text:list-item>
        <text:list-item>
          <text:p text:style-name="P23">Grave preparation &amp; notifies the administrator thereafter</text:p>
        </text:list-item>
        <text:list-item>
          <text:p text:style-name="P23">Administrator/<text:span text:style-name="T21">Clerk</text:span> updates the burial register.</text:p>
        </text:list-item>
      </text:list>
      <text:p text:style-name="P10"/>
      <text:p text:style-name="P10"/>
      <text:p text:style-name="P10"/>
      <text:p text:style-name="P10"/>
      <text:p text:style-name="P11"/>
      <text:p text:style-name="Standard"/>
      <text:p text:style-name="Standard"/>
      <text:p text:style-name="Standard"/>
      <text:p text:style-name="Standard"/>
      <text:p text:style-name="Standard"/>
      <text:p text:style-name="Standard"/>
      <text:p text:style-name="Standard"><text:soft-page-break/></text:p>
      <text:p text:style-name="P6">2.2.2. Booking of a burial of ashes process.</text:p>
      <text:list xml:id="list6780150214208529715" text:style-name="L2">
        <text:list-item>
          <text:p text:style-name="P24">Customer completes interment application.</text:p>
        </text:list-item>
        <text:list-item>
          <text:p text:style-name="P24">Administrator verifies ownership of grave.</text:p>
        </text:list-item>
        <text:list-item>
          <text:p text:style-name="P24">Administrator completes application fo<text:span text:style-name="T22">r</text:span> re-opening.</text:p>
        </text:list-item>
        <text:list-item>
          <text:p text:style-name="P24">Request date of burial from the cemetery.</text:p>
        </text:list-item>
        <text:list-item>
          <text:p text:style-name="P24">Customer provides date of booking to the administrator/<text:span text:style-name="T24">clerk</text:span>.</text:p>
        </text:list-item>
        <text:list-item>
          <text:p text:style-name="P24">Administrator/<text:span text:style-name="T23">Clerk</text:span> completes payment process.</text:p>
        </text:list-item>
        <text:list-item>
          <text:p text:style-name="P24">Customer makes payment with the cashiers.</text:p>
        </text:list-item>
        <text:list-item>
          <text:p text:style-name="P24">Customer produces proof of payment to the administrator/<text:span text:style-name="T24">clerk</text:span>.</text:p>
        </text:list-item>
        <text:list-item>
          <text:p text:style-name="P24">Grave preparation &amp; notifies administrator/<text:span text:style-name="T24">clerk</text:span>.</text:p>
        </text:list-item>
        <text:list-item>
          <text:p text:style-name="P24">Burial takes place &amp; update burial register.</text:p>
        </text:list-item>
      </text:list>
      <text:p text:style-name="P11"/>
      <text:p text:style-name="P11"/>
      <text:p text:style-name="P6">2.2.3. Booking of a cremation process.</text:p>
      <text:list xml:id="list6312141619168879021" text:style-name="L3">
        <text:list-item>
          <text:p text:style-name="P18">Customer completes interment application.</text:p>
        </text:list-item>
        <text:list-item>
          <text:p text:style-name="P18">Administrator/<text:span text:style-name="T25">Clerk</text:span> verifies availability of crematorium</text:p>
        </text:list-item>
        <text:list-item>
          <text:p text:style-name="P18">Administrator/<text:span text:style-name="T25">Clerk</text:span> notifies customer of <text:span text:style-name="T12">available</text:span> crematorium.</text:p>
        </text:list-item>
        <text:list-item>
          <text:p text:style-name="P18">Administrator/<text:span text:style-name="T25">Clerk</text:span> completes payment process.</text:p>
        </text:list-item>
        <text:list-item>
          <text:p text:style-name="P18">Customer makes payment with the cashier.</text:p>
        </text:list-item>
        <text:list-item>
          <text:p text:style-name="P18">Administrator/<text:span text:style-name="T25">Clerk</text:span> notifies crematorium accordingly.</text:p>
        </text:list-item>
        <text:list-item>
          <text:p text:style-name="P18">Administrator/<text:span text:style-name="T26">Clerk</text:span> submits medical document of the deceased to Supervisor.</text:p>
        </text:list-item>
        <text:list-item>
          <text:p text:style-name="P18">Supervisor prepares for cremation.</text:p>
        </text:list-item>
        <text:list-item>
          <text:p text:style-name="P18">Supervisor oversee cremation process.</text:p>
        </text:list-item>
        <text:list-item>
          <text:p text:style-name="P18">Supervisor submit ashes and cremation certificate to customers.</text:p>
        </text:list-item>
        <text:list-item>
          <text:p text:style-name="P18">Supervisor sign ashes register and file documents. </text:p>
        </text:list-item>
      </text:list>
      <text:p text:style-name="Standard"/>
      <text:p text:style-name="P6">2.2.4. Booking of an exhumation process.</text:p>
      <text:list xml:id="list1408281923803330589" text:style-name="L4">
        <text:list-item>
          <text:p text:style-name="P25">Customer completes applications form.</text:p>
        </text:list-item>
        <text:list-item>
          <text:p text:style-name="P25">Submit application to PL&amp;C Dept.</text:p>
        </text:list-item>
        <text:list-item>
          <text:p text:style-name="P25">Submits application to Environmental Health and Section (EHS).</text:p>
        </text:list-item>
        <text:list-item>
          <text:p text:style-name="P25">EHS verifies criteria and sections.</text:p>
        </text:list-item>
        <text:list-item>
          <text:p text:style-name="P25">EHS submits application to the undertaker.</text:p>
        </text:list-item>
        <text:list-item>
          <text:p text:style-name="P25">Undertaker submits application to COGTA.</text:p>
        </text:list-item>
        <text:list-item>
          <text:p text:style-name="P25">COGTA verifies, approves or disapprove and submit to undertaker.</text:p>
        </text:list-item>
        <text:list-item>
          <text:p text:style-name="P25">Undertaker submits application to Regional Centre.</text:p>
        </text:list-item>
        <text:list-item>
          <text:p text:style-name="P25">Regional centre completes payment process and submits to undertaker.</text:p>
        </text:list-item>
        <text:list-item>
          <text:p text:style-name="P25">Undertaker <text:span text:style-name="T10">makes payment, submits to Regional Centre.</text:span></text:p>
        </text:list-item>
        <text:list-item>
          <text:p text:style-name="P26">Regional centre receipts and documents to undertaker.</text:p>
        </text:list-item>
        <text:list-item>
          <text:p text:style-name="P26">Undertaker produces authorizations and receipts to PL&amp;C.</text:p>
        </text:list-item>
        <text:list-item>
          <text:p text:style-name="P26">PL&amp;C notifies cemetery of the date of exhumation.</text:p>
        </text:list-item>
        <text:list-item>
          <text:p text:style-name="P26">Cemetery prepares the grave and handover to undertakers.</text:p>
        </text:list-item>
        <text:list-item>
          <text:p text:style-name="P26">Undertaker removes remains &amp; backfill grave. Notifies supervisor.</text:p>
        </text:list-item>
        <text:list-item>
          <text:p text:style-name="P26">Supervisor updates burial register &amp; notifies PL&amp;C.</text:p>
        </text:list-item>
      </text:list>
      <text:p text:style-name="P12"/>
      <text:p text:style-name="P12"/>
      <text:p text:style-name="P12"/>
      <text:p text:style-name="P12"/>
      <text:p text:style-name="P12"/>
      <text:p text:style-name="P12"/>
      <text:p text:style-name="P12"/>
      <text:p text:style-name="P6"><text:soft-page-break/>2.2.5. The lease of a grave site process.</text:p>
      <text:list xml:id="list900514050109100862" text:style-name="L5">
        <text:list-item>
          <text:p text:style-name="P27">The booking Administrator at the Regional Cent<text:span text:style-name="T11">re </text:span>to lease/renew the existing lease of a grave site.</text:p>
        </text:list-item>
        <text:list-item>
          <text:p text:style-name="P27">The customer will produce the customer’s original <text:span text:style-name="T11">identity</text:span> documents/ passport, proof of payment for burial, certified copy of decease’s Identity Document and Death Certificate or proof of previous lease to the booking administrator.</text:p>
        </text:list-item>
        <text:list-item>
          <text:p text:style-name="P27">The booking administrator verifies the burial details <text:span text:style-name="T11">pertaining</text:span> the cemetery, block and grave number.</text:p>
        </text:list-item>
        <text:list-item>
          <text:p text:style-name="P27">The administrator also verifies whether the grave is available to be leased or renewed.</text:p>
        </text:list-item>
        <text:list-item>
          <text:p text:style-name="P27">The customer is the requested to submit an affidavit to state authority has been granted by the next of a kin of the deceased to lease the grave.</text:p>
        </text:list-item>
      </text:list>
      <text:p text:style-name="Standard"/>
      <text:p text:style-name="P6"/>
      <text:p text:style-name="P8"><text:span text:style-name="T43">3.</text:span> Project Scope <text:span text:style-name="T43">of Proposed System.</text:span></text:p>
      <text:p text:style-name="P8">3.1 Goals for the Cemetery Management System (CMS)</text:p>
      <text:p text:style-name="Standard"/>
      <text:list xml:id="list3259651215206770091" text:style-name="L6">
        <text:list-item>
          <text:p text:style-name="P28"><text:s/>To assist cemetery management officials with adding, editing, storing data and <text:span text:style-name="T13">perform</text:span> <text:span text:style-name="T13">flexible</text:span> queries of cemetery information.</text:p>
        </text:list-item>
        <text:list-item>
          <text:p text:style-name="P28">To assist customers (next of kin) with locating graves of their loved ones.</text:p>
        </text:list-item>
      </text:list>
      <text:p text:style-name="Standard"/>
      <text:p text:style-name="P8"><text:span text:style-name="T43">4. </text:span><text:s/>Deliverables</text:p>
      <text:list xml:id="list1506474037628671382" text:style-name="L7">
        <text:list-item>
          <text:p text:style-name="P29">A dynamic website/ application.</text:p>
        </text:list-item>
        <text:list-item>
          <text:p text:style-name="P29">The application will allow responsible officials to add, edit, store cemetery information.</text:p>
        </text:list-item>
        <text:list-item>
          <text:p text:style-name="P29">Data a system <text:span text:style-name="T31">will</text:span> store</text:p>
          <text:list>
            <text:list-item>
              <text:p text:style-name="P29">burials to include a photo of deceased person.</text:p>
            </text:list-item>
            <text:list-item>
              <text:p text:style-name="P29">Information of all the deceased buried within each cemetery.</text:p>
            </text:list-item>
            <text:list-item>
              <text:p text:style-name="P29">The exact location where each deceased is buried.</text:p>
            </text:list-item>
            <text:list-item>
              <text:p text:style-name="P29">The total burial capacity of each cemetery.</text:p>
            </text:list-item>
            <text:list-item>
              <text:p text:style-name="P29">The total number of vacant burial plots and occupied burials.</text:p>
            </text:list-item>
          </text:list>
        </text:list-item>
        <text:list-item>
          <text:p text:style-name="P29">Provide a simplified search engine.</text:p>
        </text:list-item>
        <text:list-item>
          <text:p text:style-name="P29">Digitise aerial photos of cemeteries.</text:p>
        </text:list-item>
      </text:list>
      <text:list xml:id="list8219733060337474545" text:style-name="L8">
        <text:list-item>
          <text:p text:style-name="P30">Mapping Cemetery (Provide polygon, line and point features)</text:p>
          <text:list>
            <text:list-item>
              <text:p text:style-name="P30">For cultural resource conservation.</text:p>
            </text:list-item>
            <text:list-item>
              <text:p text:style-name="P30">For the maintenance of markets and monuments.</text:p>
            </text:list-item>
            <text:list-item>
              <text:p text:style-name="P30">For facilities and grounds management.</text:p>
            </text:list-item>
            <text:list-item>
              <text:p text:style-name="P30">For records management.</text:p>
            </text:list-item>
            <text:list-item>
              <text:p text:style-name="P30">For interment planning.</text:p>
            </text:list-item>
            <text:list-item>
              <text:p text:style-name="P30">For early locating existing interments.</text:p>
            </text:list-item>
          </text:list>
        </text:list-item>
        <text:list-item>
          <text:p text:style-name="P30">Geo-code</text:p>
          <text:list>
            <text:list-item>
              <text:p text:style-name="P30">GIS layer containing points representing individuals graves in each row.</text:p>
            </text:list-item>
            <text:list-item>
              <text:p text:style-name="P30">GPS data/<text:span text:style-name="T46">Satellite imagery/Points</text:span> to be used only to geo-reference maps.</text:p>
            </text:list-item>
            <text:list-item>
              <text:p text:style-name="P30">Link a database of burials to the GIS layer.</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text:span text:style-name="T43">5. </text:span>Milestones</text:p>
      <text:p text:style-name="Standard">1. Analysis phase document – 25 August 2016</text:p>
      <text:p text:style-name="P14">3. Analysis phase document review with the client <text:s/>-</text:p>
      <text:p text:style-name="P14">4. Analysis phase document final review -</text:p>
      <text:p text:style-name="Standard">5. Design phase – 01 September 2016</text:p>
      <text:p text:style-name="P32"><text:span text:style-name="T27">6. Design</text:span> phase document review with the client <text:s/>-</text:p>
      <text:p text:style-name="P32"><text:span text:style-name="T27">7</text:span>. <text:span text:style-name="T27">Design</text:span> phase document final review -</text:p>
      <text:p text:style-name="Standard"><text:span text:style-name="T27">8</text:span>. <text:span text:style-name="T4">Implementation </text:span><text:span text:style-name="T5">phase</text:span><text:span text:style-name="T4"> -</text:span></text:p>
      <text:p text:style-name="P14"/>
      <text:p text:style-name="P8"><text:span text:style-name="T43">6. </text:span>Roles Definition</text:p>
      <text:p text:style-name="Standard"/>
      <text:p text:style-name="P6"><text:span text:style-name="T43">6</text:span>.1 Current System</text:p>
      <text:p text:style-name="Standard">Current system users include:</text:p>
      <text:p text:style-name="Standard"/>
      <table:table table:name="Table2" table:style-name="Table2">
        <table:table-column table:style-name="Table2.A" table:number-columns-repeated="2"/>
        <table:table-row>
          <table:table-cell table:style-name="Table2.A1" office:value-type="string">
            <text:p text:style-name="P1">User<text:span text:style-name="T13">s</text:span></text:p>
          </table:table-cell>
          <table:table-cell table:style-name="Table2.B1" office:value-type="string">
            <text:p text:style-name="P1">Definition</text:p>
          </table:table-cell>
        </table:table-row>
        <table:table-row>
          <table:table-cell table:style-name="Table2.A2" office:value-type="string">
            <text:p text:style-name="Table_20_Contents">Administrator/ <text:span text:style-name="T19">Clerk</text:span></text:p>
          </table:table-cell>
          <table:table-cell table:style-name="Table2.B2" office:value-type="string">
            <text:list xml:id="list8853928384030208756" text:style-name="L9">
              <text:list-item>
                <text:p text:style-name="P55">Handles the administration work <text:span text:style-name="T30">(filling)</text:span></text:p>
              </text:list-item>
              <text:list-item>
                <text:p text:style-name="P55">Interact with the customer.</text:p>
              </text:list-item>
              <text:list-item>
                <text:p text:style-name="P55">Checks threshold.</text:p>
              </text:list-item>
              <text:list-item>
                <text:p text:style-name="P55">Interact with cemeteries staff and crematorium staff.</text:p>
              </text:list-item>
              <text:list-item>
                <text:p text:style-name="P55">Update Burial register.</text:p>
              </text:list-item>
              <text:list-item>
                <text:p text:style-name="P57">Completes payment process. </text:p>
              </text:list-item>
              <text:list-item>
                <text:p text:style-name="P55">Verifies lease ownerships.</text:p>
              </text:list-item>
              <text:list-item>
                <text:p text:style-name="P60">Makes booking for burials, ashes and cremations.</text:p>
              </text:list-item>
              <text:list-item>
                <text:p text:style-name="P82">Checks available crematorium</text:p>
              </text:list-item>
              <text:list-item>
                <text:p text:style-name="P82">Submits medical document of the deceased to the Supervisor.</text:p>
              </text:list-item>
            </text:list>
            <text:p text:style-name="P3"/>
          </table:table-cell>
        </table:table-row>
        <table:table-row>
          <table:table-cell table:style-name="Table2.A2" office:value-type="string">
            <text:p text:style-name="Table_20_Contents">Supervisor</text:p>
          </table:table-cell>
          <table:table-cell table:style-name="Table2.B2" office:value-type="string">
            <text:list xml:id="list852337886671532040" text:style-name="L10">
              <text:list-item>
                <text:p text:style-name="P71">Receives medical document of the deceased from the Administrator/Clerk.</text:p>
              </text:list-item>
              <text:list-item>
                <text:p text:style-name="P71">Prepares for cremation.</text:p>
              </text:list-item>
              <text:list-item>
                <text:p text:style-name="P71">Oversee cremation process.</text:p>
              </text:list-item>
              <text:list-item>
                <text:p text:style-name="P71">Submit ashes and cremation certificate to customers.</text:p>
              </text:list-item>
              <text:list-item>
                <text:p text:style-name="P71">Sign ashes register and file document.</text:p>
              </text:list-item>
              <text:list-item>
                <text:p text:style-name="P80">Update burial register of Exhumation.</text:p>
              </text:list-item>
            </text:list>
          </table:table-cell>
        </table:table-row>
        <table:table-row>
          <table:table-cell table:style-name="Table2.A2" office:value-type="string">
            <text:p text:style-name="P2">Cashier</text:p>
          </table:table-cell>
          <table:table-cell table:style-name="Table2.B2" office:value-type="string">
            <text:list xml:id="list6373620511920361824" text:style-name="L21">
              <text:list-item>
                <text:p text:style-name="P72">Receive customer payment.</text:p>
              </text:list-item>
            </text:list>
          </table:table-cell>
        </table:table-row>
        <table:table-row>
          <table:table-cell table:style-name="Table2.A2" office:value-type="string">
            <text:p text:style-name="P2">Cemetery staff</text:p>
          </table:table-cell>
          <table:table-cell table:style-name="Table2.B2" office:value-type="string">
            <text:list xml:id="list7234007101238233284" text:style-name="L22">
              <text:list-item>
                <text:p text:style-name="P73">Prepare graves</text:p>
              </text:list-item>
            </text:list>
          </table:table-cell>
        </table:table-row>
        <table:table-row>
          <table:table-cell table:style-name="Table2.A2" office:value-type="string">
            <text:p text:style-name="P2">PL&amp;C Department</text:p>
          </table:table-cell>
          <table:table-cell table:style-name="Table2.B2" office:value-type="string">
            <text:list xml:id="list1588574672484149057" text:style-name="L24">
              <text:list-item>
                <text:p text:style-name="P74">Receives Exhumation application from customer.</text:p>
              </text:list-item>
              <text:list-item>
                <text:p text:style-name="P74">Submit customer application to EHS</text:p>
              </text:list-item>
              <text:list-item>
                <text:p text:style-name="P74">Notifies cemetery of the date of Exhumation.</text:p>
              </text:list-item>
              <text:list-item>
                <text:p text:style-name="P74"/>
              </text:list-item>
            </text:list>
          </table:table-cell>
        </table:table-row>
        <table:table-row>
          <table:table-cell table:style-name="Table2.A2" office:value-type="string">
            <text:p text:style-name="P2">EHS</text:p>
          </table:table-cell>
          <table:table-cell table:style-name="Table2.B2" office:value-type="string">
            <text:list xml:id="list2284486356181227384" text:style-name="L25">
              <text:list-item>
                <text:p text:style-name="P75">Verifies criteria and sections of customer application.</text:p>
              </text:list-item>
              <text:list-item>
                <text:p text:style-name="P75">Submits application to the undertaker</text:p>
              </text:list-item>
            </text:list>
          </table:table-cell>
        </table:table-row>
        <text:soft-page-break/>
        <table:table-row>
          <table:table-cell table:style-name="Table2.A2" office:value-type="string">
            <text:p text:style-name="P2"><text:span text:style-name="T28">Undertaker</text:span></text:p>
          </table:table-cell>
          <table:table-cell table:style-name="Table2.B2" office:value-type="string">
            <text:list xml:id="list2283361077981746938" text:style-name="L26">
              <text:list-item>
                <text:p text:style-name="P76">Submits application to COGTA.</text:p>
              </text:list-item>
              <text:list-item>
                <text:p text:style-name="P76">Submit application to Regional Centre</text:p>
              </text:list-item>
              <text:list-item>
                <text:p text:style-name="P76">Makes payment.</text:p>
              </text:list-item>
              <text:list-item>
                <text:p text:style-name="P76">Produces authorizations and receipts to PL&amp;C.</text:p>
              </text:list-item>
              <text:list-item>
                <text:p text:style-name="P79">Removes remains and backfill grave.</text:p>
              </text:list-item>
            </text:list>
          </table:table-cell>
        </table:table-row>
        <table:table-row>
          <table:table-cell table:style-name="Table2.A2" office:value-type="string">
            <text:p text:style-name="P78">COGTA</text:p>
          </table:table-cell>
          <table:table-cell table:style-name="Table2.B2" office:value-type="string">
            <text:list xml:id="list1280527817887495743" text:style-name="L27">
              <text:list-item>
                <text:p text:style-name="P77">Verifies, approves or disapprove application.</text:p>
              </text:list-item>
              <text:list-item>
                <text:p text:style-name="P77">Submit back to undertaker</text:p>
              </text:list-item>
            </text:list>
          </table:table-cell>
        </table:table-row>
        <table:table-row>
          <table:table-cell table:style-name="Table2.A2" office:value-type="string">
            <text:p text:style-name="P4">Customer</text:p>
          </table:table-cell>
          <table:table-cell table:style-name="Table2.B2" office:value-type="string">
            <text:list xml:id="list8477829654539551293" text:style-name="L28">
              <text:list-item>
                <text:p text:style-name="P81">Makes burial, ashes, cremation, exhumation and lease of a grave site applications.</text:p>
              </text:list-item>
              <text:list-item>
                <text:p text:style-name="P81">Makes payments to cashiers.</text:p>
              </text:list-item>
              <text:list-item>
                <text:p text:style-name="P81">Provide date of burial.</text:p>
              </text:list-item>
              <text:list-item>
                <text:p text:style-name="P83">Receives ashes and cremation certificates from Supervisor.</text:p>
              </text:list-item>
            </text:list>
          </table:table-cell>
        </table:table-row>
      </table:table>
      <text:p text:style-name="Standard"/>
      <text:p text:style-name="Standard"/>
      <text:p text:style-name="P6"><text:span text:style-name="T43">6</text:span>.2 Proposed system</text:p>
      <text:p text:style-name="Standard"/>
      <table:table table:name="Table3" table:style-name="Table3">
        <table:table-column table:style-name="Table3.A" table:number-columns-repeated="2"/>
        <table:table-row>
          <table:table-cell table:style-name="Table3.A1" office:value-type="string">
            <text:p text:style-name="P1">User</text:p>
          </table:table-cell>
          <table:table-cell table:style-name="Table3.B1" office:value-type="string">
            <text:p text:style-name="P1">Definition</text:p>
          </table:table-cell>
        </table:table-row>
        <table:table-row>
          <table:table-cell table:style-name="Table3.A2" office:value-type="string">
            <text:p text:style-name="Table_20_Contents">Administrator</text:p>
          </table:table-cell>
          <table:table-cell table:style-name="Table3.B2" office:value-type="string">
            <text:list xml:id="list3076472788613313783" text:style-name="L11">
              <text:list-item>
                <text:p text:style-name="P56">Handles the administration work</text:p>
              </text:list-item>
              <text:list-item>
                <text:p text:style-name="P56">Fills/loads customers information in the system.</text:p>
              </text:list-item>
              <text:list-item>
                <text:p text:style-name="P56">Update the burial and ashes register in the system.</text:p>
              </text:list-item>
              <text:list-item>
                <text:p text:style-name="P56">Search through the required databases (i.e. <text:span text:style-name="T31">threshold, burial</text:span> register, ashes register)</text:p>
              </text:list-item>
              <text:list-item>
                <text:p text:style-name="P58">Completes payment processes.</text:p>
              </text:list-item>
              <text:list-item>
                <text:p text:style-name="P61">Makes booking for burials, ashes and cremations.</text:p>
              </text:list-item>
              <text:list-item>
                <text:p text:style-name="P62">Super user of the system.</text:p>
              </text:list-item>
            </text:list>
          </table:table-cell>
        </table:table-row>
        <table:table-row>
          <table:table-cell table:style-name="Table3.A2" office:value-type="string">
            <text:p text:style-name="Table_20_Contents">Supervisor</text:p>
          </table:table-cell>
          <table:table-cell table:style-name="Table3.B2" office:value-type="string">
            <text:list xml:id="list113726902963912" text:continue-list="list852337886671532040" text:style-name="L10">
              <text:list-item>
                <text:p text:style-name="P71">Receives/<text:span text:style-name="T29">downloads/View</text:span> medical document of the deceased from the <text:span text:style-name="T29">system</text:span>.</text:p>
              </text:list-item>
              <text:list-item>
                <text:p text:style-name="P59">Prepares for cremation.</text:p>
              </text:list-item>
              <text:list-item>
                <text:p text:style-name="P59">Oversee cremation process.</text:p>
              </text:list-item>
              <text:list-item>
                <text:p text:style-name="P71">Submit ashes and cremation certificate to customers.</text:p>
              </text:list-item>
              <text:list-item>
                <text:p text:style-name="P71">Sign ashes register and file document <text:span text:style-name="T29">on the system</text:span>.</text:p>
              </text:list-item>
              <text:list-item>
                <text:p text:style-name="P80">Update burial register of Exhumation <text:span text:style-name="T29">on the system</text:span>.</text:p>
              </text:list-item>
            </text:list>
          </table:table-cell>
        </table:table-row>
      </table:table>
      <text:p text:style-name="Standard"/>
      <text:p text:style-name="Standard"/>
      <text:p text:style-name="Standard"/>
      <text:p text:style-name="Standard"/>
      <text:p text:style-name="P6"><text:soft-page-break/><text:span text:style-name="T43">7</text:span>. Project Feasibility</text:p>
      <text:p text:style-name="Standard"/>
      <text:p text:style-name="P6"><text:span text:style-name="T43">7</text:span>.1 Technical feasibility</text:p>
      <text:list xml:id="list3876701743203096042" text:style-name="L13">
        <text:list-item>
          <text:p text:style-name="P33">Hardware – <text:span text:style-name="T14">Desktop computers/ Laptop</text:span></text:p>
        </text:list-item>
        <text:list-item>
          <text:p text:style-name="P46">Software – <text:span text:style-name="T32">Brackets </text:span></text:p>
          <text:p text:style-name="P46"><text:span text:style-name="T32"><text:s text:c="16"/>- ReactJS</text:span></text:p>
          <text:p text:style-name="P46"><text:s text:c="16"/>- <text:span text:style-name="T33">Leaflet.js</text:span></text:p>
          <text:p text:style-name="P46"><text:span text:style-name="T32"><text:s text:c="16"/>- MySQL</text:span></text:p>
          <text:p text:style-name="P46"><text:span text:style-name="T32"><text:s text:c="16"/>- Git and Git Hub</text:span></text:p>
          <text:p text:style-name="P46"><text:s text:c="16"/>- <text:span text:style-name="T47">QGIS</text:span></text:p>
        </text:list-item>
      </text:list>
      <text:p text:style-name="P47"><text:tab/><text:tab/> <text:s text:c="4"/>-<text:span text:style-name="T47">PostgreSQL</text:span></text:p>
      <text:p text:style-name="P47"><text:s text:c="6"/></text:p>
      <text:list xml:id="list113727357012786" text:continue-numbering="true" text:style-name="L13">
        <text:list-item>
          <text:p text:style-name="P33">Network resources – <text:span text:style-name="T32">Proxy Server</text:span></text:p>
        </text:list-item>
      </text:list>
      <text:p text:style-name="Standard"/>
      <text:p text:style-name="P6"><text:span text:style-name="T43">7</text:span>.2 Operational feasibility</text:p>
      <text:list xml:id="list7530668859735932655" text:style-name="L14">
        <text:list-item>
          <text:p text:style-name="P34">User-friendly – friendly interface to interact with the <text:span text:style-name="T34">users.</text:span></text:p>
        </text:list-item>
        <text:list-item>
          <text:p text:style-name="P34">Easy to understand the flow of data.</text:p>
        </text:list-item>
        <text:list-item>
          <text:p text:style-name="P34">Easy to manage information.</text:p>
        </text:list-item>
      </text:list>
      <text:p text:style-name="Standard"/>
      <text:p text:style-name="P54"><text:span text:style-name="T43">7</text:span>.3 Economic Feasibility </text:p>
      <text:p text:style-name="P53"/>
      <text:p text:style-name="P53">The table below <text:span text:style-name="T14">refers</text:span> to costs that are most likely to happen during the duration of the project.</text:p>
      <text:p text:style-name="P53"/>
      <table:table table:name="Table4" table:style-name="Table4">
        <table:table-column table:style-name="Table4.A"/>
        <table:table-column table:style-name="Table4.B"/>
        <table:table-column table:style-name="Table4.C"/>
        <table:table-row>
          <table:table-cell table:style-name="Table4.A1" office:value-type="string">
            <text:p text:style-name="P97">No</text:p>
          </table:table-cell>
          <table:table-cell table:style-name="Table4.A1" office:value-type="string">
            <text:p text:style-name="P97">Description</text:p>
          </table:table-cell>
          <table:table-cell table:style-name="Table4.C1" office:value-type="string">
            <text:p text:style-name="P97">Estimated Cost</text:p>
          </table:table-cell>
        </table:table-row>
        <table:table-row>
          <table:table-cell table:style-name="Table4.A2" office:value-type="string">
            <text:p text:style-name="P97">1</text:p>
          </table:table-cell>
          <table:table-cell table:style-name="Table4.A2" office:value-type="string">
            <text:p text:style-name="P97">Consultation</text:p>
          </table:table-cell>
          <table:table-cell table:style-name="Table4.C2" office:value-type="string">
            <text:p text:style-name="P97"/>
          </table:table-cell>
        </table:table-row>
        <table:table-row>
          <table:table-cell table:style-name="Table4.A2" office:value-type="string">
            <text:p text:style-name="P97">2</text:p>
          </table:table-cell>
          <table:table-cell table:style-name="Table4.A2" office:value-type="string">
            <text:p text:style-name="P97">Training and Travelling costs</text:p>
          </table:table-cell>
          <table:table-cell table:style-name="Table4.C2" office:value-type="string">
            <text:p text:style-name="P97"/>
          </table:table-cell>
        </table:table-row>
        <table:table-row>
          <table:table-cell table:style-name="Table4.A2" office:value-type="string">
            <text:p text:style-name="P97">3</text:p>
          </table:table-cell>
          <table:table-cell table:style-name="Table4.A2" office:value-type="string">
            <text:p text:style-name="P97">Software and hardware</text:p>
          </table:table-cell>
          <table:table-cell table:style-name="Table4.C2" office:value-type="string">
            <text:p text:style-name="P97"/>
          </table:table-cell>
        </table:table-row>
        <table:table-row>
          <table:table-cell table:style-name="Table4.A2" office:value-type="string">
            <text:p text:style-name="P97">4</text:p>
          </table:table-cell>
          <table:table-cell table:style-name="Table4.A2" office:value-type="string">
            <text:p text:style-name="P97"/>
          </table:table-cell>
          <table:table-cell table:style-name="Table4.C2" office:value-type="string">
            <text:p text:style-name="P97"/>
          </table:table-cell>
        </table:table-row>
      </table:table>
      <text:p text:style-name="P53"/>
      <text:p text:style-name="P6"><text:span text:style-name="T43">8</text:span>. External Interface Requirements</text:p>
      <text:p text:style-name="Standard"/>
      <text:p text:style-name="P6">User Interface</text:p>
      <table:table table:name="Table5" table:style-name="Table5">
        <table:table-column table:style-name="Table5.A" table:number-columns-repeated="2"/>
        <table:table-row>
          <table:table-cell table:style-name="Table5.A1" office:value-type="string">
            <text:p text:style-name="P1">Pages</text:p>
          </table:table-cell>
          <table:table-cell table:style-name="Table5.B1" office:value-type="string">
            <text:p text:style-name="P1">Description</text:p>
          </table:table-cell>
        </table:table-row>
        <table:table-row>
          <table:table-cell table:style-name="Table5.A2" office:value-type="string">
            <text:p text:style-name="Table_20_Contents">Login Page</text:p>
          </table:table-cell>
          <table:table-cell table:style-name="Table5.B2" office:value-type="string">
            <text:p text:style-name="Table_20_Contents">User must login using email and password</text:p>
          </table:table-cell>
        </table:table-row>
        <table:table-row>
          <table:table-cell table:style-name="Table5.A2" office:value-type="string">
            <text:p text:style-name="Table_20_Contents">Registration Page</text:p>
          </table:table-cell>
          <table:table-cell table:style-name="Table5.B2" office:value-type="string">
            <text:p text:style-name="P4">A page where a super user register the users of the system.</text:p>
          </table:table-cell>
        </table:table-row>
        <table:table-row>
          <table:table-cell table:style-name="Table5.A2" office:value-type="string">
            <text:p text:style-name="Table_20_Contents">Home page/ Main Page</text:p>
          </table:table-cell>
          <table:table-cell table:style-name="Table5.B2" office:value-type="string">
            <text:p text:style-name="P4">This page will have the following links</text:p>
            <text:list xml:id="list7969020454014310039" text:style-name="L15">
              <text:list-item>
                <text:p text:style-name="P64">Home</text:p>
              </text:list-item>
              <text:list-item>
                <text:p text:style-name="P64">Burial/ <text:span text:style-name="T35">Ashes </text:span>register <text:span text:style-name="T35">(Threshold)</text:span></text:p>
              </text:list-item>
              <text:list-item>
                <text:p text:style-name="P64"><text:span text:style-name="T36">A</text:span>erial photo of Cemeteries</text:p>
              </text:list-item>
              <text:list-item>
                <text:p text:style-name="P64">Map of Cemeteries</text:p>
              </text:list-item>
              <text:list-item>
                <text:p text:style-name="P64">Burial grave applications</text:p>
              </text:list-item>
              <text:list-item>
                <text:p text:style-name="P64">Burial <text:span text:style-name="T17">of ashes applications</text:span></text:p>
              </text:list-item>
              <text:list-item>
                <text:p text:style-name="P65">Cremation applications</text:p>
              </text:list-item>
              <text:list-item>
                <text:p text:style-name="P65">Exhumation applications</text:p>
              </text:list-item>
              <text:list-item>
                <text:p text:style-name="P65">Lease of a grave site</text:p>
              </text:list-item>
              <text:list-item>
                <text:p text:style-name="P65">Reports</text:p>
              </text:list-item>
              <text:list-item>
                <text:p text:style-name="P65"><text:soft-page-break/><text:span text:style-name="T36">S</text:span>earch box</text:p>
              </text:list-item>
              <text:list-item>
                <text:p text:style-name="P65">logout</text:p>
              </text:list-item>
            </text:list>
          </table:table-cell>
        </table:table-row>
        <table:table-row>
          <table:table-cell table:style-name="Table5.A2" office:value-type="string">
            <text:p text:style-name="Table_20_Contents">Burial Register Page</text:p>
          </table:table-cell>
          <table:table-cell table:style-name="Table5.B2" office:value-type="string">
            <text:p text:style-name="P5"><text:span text:style-name="T34">A link in the main page which w</text:span>ill contain all the information of burial in the BCMM cemeteries.</text:p>
          </table:table-cell>
        </table:table-row>
        <table:table-row>
          <table:table-cell table:style-name="Table5.A2" office:value-type="string">
            <text:p text:style-name="P5">Ashes Register Page</text:p>
          </table:table-cell>
          <table:table-cell table:style-name="Table5.B2" office:value-type="string">
            <text:p text:style-name="P84"><text:span text:style-name="T34">A link in the main page which w</text:span>ill contain all the information of ashes in the BCMM cemeteries.</text:p>
          </table:table-cell>
        </table:table-row>
        <table:table-row>
          <table:table-cell table:style-name="Table5.A2" office:value-type="string">
            <text:p text:style-name="Table_20_Contents">Aerial Photo of Cemeteries Page</text:p>
          </table:table-cell>
          <table:table-cell table:style-name="Table5.B2" office:value-type="string">
            <text:p text:style-name="P84"><text:span text:style-name="T34">A link in the main page which w</text:span>ill <text:span text:style-name="T34">have an </text:span>Overhead of the BCMM Cemeteries</text:p>
          </table:table-cell>
        </table:table-row>
        <table:table-row>
          <table:table-cell table:style-name="Table5.A2" office:value-type="string">
            <text:p text:style-name="Table_20_Contents">Mapping Cemeteries Page</text:p>
          </table:table-cell>
          <table:table-cell table:style-name="Table5.B2" office:value-type="string">
            <text:p text:style-name="P84"><text:span text:style-name="T34">A link in the main page which w</text:span>ill have details maps of cemeteries showing polygons, lines and points features</text:p>
          </table:table-cell>
        </table:table-row>
        <table:table-row>
          <table:table-cell table:style-name="Table5.A2" office:value-type="string">
            <text:p text:style-name="Table_20_Contents">Burial Grave Page</text:p>
          </table:table-cell>
          <table:table-cell table:style-name="Table5.B2" office:value-type="string">
            <text:p text:style-name="P84"><text:span text:style-name="T34">A link in the main page which w</text:span>ill contain the customer application information with all the uploaded required documents.</text:p>
          </table:table-cell>
        </table:table-row>
        <table:table-row>
          <table:table-cell table:style-name="Table5.A2" office:value-type="string">
            <text:p text:style-name="Table_20_Contents">Burial of Ashes Page</text:p>
          </table:table-cell>
          <table:table-cell table:style-name="Table5.B2" office:value-type="string">
            <text:p text:style-name="P84"><text:span text:style-name="T34">A link in the main page which w</text:span>ill contain the customer application information with all the uploaded required documents.</text:p>
          </table:table-cell>
        </table:table-row>
        <table:table-row>
          <table:table-cell table:style-name="Table5.A2" office:value-type="string">
            <text:p text:style-name="Table_20_Contents">Cremation Process Page</text:p>
          </table:table-cell>
          <table:table-cell table:style-name="Table5.B2" office:value-type="string">
            <text:p text:style-name="P84"><text:span text:style-name="T34">A link in the main page which w</text:span>ill contain the customer application information with all the uploaded required documents.</text:p>
          </table:table-cell>
        </table:table-row>
        <table:table-row>
          <table:table-cell table:style-name="Table5.A2" office:value-type="string">
            <text:p text:style-name="Table_20_Contents">Exhumation Process Page</text:p>
          </table:table-cell>
          <table:table-cell table:style-name="Table5.B2" office:value-type="string">
            <text:p text:style-name="P5">Will contain the customer application information with all the uploaded required documents.</text:p>
          </table:table-cell>
        </table:table-row>
        <table:table-row>
          <table:table-cell table:style-name="Table5.A2" office:value-type="string">
            <text:p text:style-name="Table_20_Contents">Lease of a grave Site page</text:p>
          </table:table-cell>
          <table:table-cell table:style-name="Table5.B2" office:value-type="string">
            <text:p text:style-name="P84"><text:span text:style-name="T34">A link in the main page which w</text:span>ill contain the customer application information with all the uploaded required documents.</text:p>
          </table:table-cell>
        </table:table-row>
        <table:table-row>
          <table:table-cell table:style-name="Table5.A2" office:value-type="string">
            <text:p text:style-name="Table_20_Contents">Report Page</text:p>
          </table:table-cell>
          <table:table-cell table:style-name="Table5.B2" office:value-type="string">
            <text:p text:style-name="P84"><text:span text:style-name="T34">A link in the main page which w</text:span>ill <text:span text:style-name="T34">have r</text:span>eport required by management.</text:p>
          </table:table-cell>
        </table:table-row>
      </table:table>
      <text:p text:style-name="P6"/>
      <text:p text:style-name="P6"/>
      <text:p text:style-name="P6"><text:span text:style-name="T43">9</text:span>. Functional Requirements</text:p>
      <text:list xml:id="list6956679431491562070" text:style-name="L16">
        <text:list-item>
          <text:p text:style-name="P35">The web application will allow users to register online.</text:p>
        </text:list-item>
        <text:list-item>
          <text:p text:style-name="P35">The application will allow responsible officials to add, edit, store cemetery information.</text:p>
        </text:list-item>
        <text:list-item>
          <text:p text:style-name="P35">The administrator will be able to see threshold <text:span text:style-name="T37">(</text:span>used and unused <text:span text:style-name="T37">grave plots)</text:span>.</text:p>
        </text:list-item>
        <text:list-item>
          <text:p text:style-name="P35">The administrator will be able to fill in customer information for applications and storing their information in the database.</text:p>
        </text:list-item>
        <text:list-item>
          <text:p text:style-name="P35">The application will have mapping of the cemetery, showing the polygons, line<text:span text:style-name="T18">s</text:span> and points features.</text:p>
        </text:list-item>
        <text:list-item>
          <text:p text:style-name="P35">The application will have burial register.</text:p>
        </text:list-item>
        <text:list-item>
          <text:p text:style-name="P35">The application must generate a reference number representing the grave plot.</text:p>
        </text:list-item>
        <text:list-item>
          <text:p text:style-name="P36">The application will have upload functionality to upload required documents for burial processes.</text:p>
        </text:list-item>
        <text:list-item>
          <text:p text:style-name="P37">The application will have lease database, to be able to search/<text:span text:style-name="T37">renew/register</text:span> for ownerships.</text:p>
        </text:list-item>
        <text:list-item>
          <text:p text:style-name="P37">The application will have a search facility <text:span text:style-name="T38">for </text:span>different easy access to <text:span text:style-name="T38">information</text:span>.</text:p>
        </text:list-item>
        <text:list-item>
          <text:p text:style-name="P37"><text:soft-page-break/>The application will create reports on cemetery for management.</text:p>
        </text:list-item>
        <text:list-item>
          <text:p text:style-name="P37">The application will have aerial photo of all BCMM cemeteries.</text:p>
        </text:list-item>
        <text:list-item>
          <text:p text:style-name="P37">The application will keep track of login users.</text:p>
        </text:list-item>
      </text:list>
      <text:p text:style-name="Standard"/>
      <text:p text:style-name="P6"><text:span text:style-name="T43">10</text:span>. Non-Functional Requirements</text:p>
      <text:p text:style-name="P6"/>
      <text:list xml:id="list5998695073420556745" text:style-name="L17">
        <text:list-item>
          <text:p text:style-name="P38">Performance of the system will be fast since the users will only be registered users.</text:p>
        </text:list-item>
        <text:list-item>
          <text:p text:style-name="P38">The web system will be well organized.</text:p>
        </text:list-item>
        <text:list-item>
          <text:p text:style-name="P38">Information will be safety stored in the database.</text:p>
        </text:list-item>
        <text:list-item>
          <text:p text:style-name="P38">The web system will be secure<text:span text:style-name="T39">d</text:span> by the login page that will allow the user to login in order to continue viewing other pages.</text:p>
        </text:list-item>
        <text:list-item>
          <text:p text:style-name="P38">The users given privileges, they cannot go beyond the given privileges <text:span text:style-name="T39">(on which folders or links they are suppose to view)</text:span>.</text:p>
        </text:list-item>
        <text:list-item>
          <text:p text:style-name="P38">The system <text:span text:style-name="T39">will</text:span> be user friendly.</text:p>
        </text:list-item>
        <text:list-item>
          <text:p text:style-name="P38">The system <text:span text:style-name="T39">will</text:span> be complete.</text:p>
        </text:list-item>
        <text:list-item>
          <text:p text:style-name="P38">The system <text:span text:style-name="T39">will</text:span> be simple.</text:p>
        </text:list-item>
      </text:list>
      <text:p text:style-name="Standard"/>
      <text:p text:style-name="P6"><text:span text:style-name="T43">11</text:span>. Quality Plan</text:p>
      <text:p text:style-name="P6"/>
      <text:p text:style-name="P40">Project Quality Objective</text:p>
      <text:p text:style-name="P15"/>
      <text:p text:style-name="P41">The system will be able to manage the cemetery information. Users will register and will have credentials to access the system and given privileges to view certain links that they are authorize to vie. The system will have a database storing the documents, information and booking dates of burials. </text:p>
      <text:p text:style-name="P39"/>
      <text:p text:style-name="P40">Quality Objective and Responsibility</text:p>
      <text:p text:style-name="P39"/>
      <text:p text:style-name="P41">Administrator/Clerk </text:p>
      <text:list xml:id="list4387387206358889778" text:style-name="L31">
        <text:list-item>
          <text:p text:style-name="P44"><text:span text:style-name="T40">will be the super user of the system, making sure that only registered people use the system.</text:span></text:p>
        </text:list-item>
        <text:list-item>
          <text:p text:style-name="P42">Must make sure they update the customer information <text:span text:style-name="T41">correctly.</text:span></text:p>
        </text:list-item>
        <text:list-item>
          <text:p text:style-name="P42">Must make sure they update the burial, ashes register.</text:p>
        </text:list-item>
        <text:list-item>
          <text:p text:style-name="P42">Must make sure they update the burial booking. </text:p>
        </text:list-item>
      </text:list>
      <text:p text:style-name="P41"/>
      <text:p text:style-name="P41">Supervisor</text:p>
      <text:list xml:id="list6281193877684363929" text:style-name="L32">
        <text:list-item>
          <text:p text:style-name="P43">Must make sure they update the burial, ashes register.</text:p>
        </text:list-item>
      </text:list>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1<text:span text:style-name="T43">2</text:span>. Decision Analysis</text:p>
      <text:p text:style-name="Standard"/>
      <text:p text:style-name="P7">Proposed Solutions</text:p>
      <text:p text:style-name="P16">1. <text:s/>The first solution is to design a Cemetery Management System which will manage the documents and processes of the BCMM cemeteries.</text:p>
      <text:p text:style-name="P16">2. The second solutions is to keep the manual system.</text:p>
      <text:p text:style-name="Standard"/>
      <text:p text:style-name="P7">Candidate Solution Analysis</text:p>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Characteristics</text:p>
          </table:table-cell>
          <table:table-cell table:style-name="Table6.A1" office:value-type="string">
            <text:p text:style-name="P1">Option 1/ </text:p>
          </table:table-cell>
          <table:table-cell table:style-name="Table6.C1" office:value-type="string">
            <text:p text:style-name="P1">Option 2</text:p>
          </table:table-cell>
        </table:table-row>
        <table:table-row>
          <table:table-cell table:style-name="Table6.A2" office:value-type="string">
            <text:p text:style-name="Table_20_Contents">Benefits</text:p>
          </table:table-cell>
          <table:table-cell table:style-name="Table6.A2" office:value-type="string">
            <text:list xml:id="list8124506587848814930" text:style-name="L18">
              <text:list-item>
                <text:p text:style-name="P66">It is online, allows users of the system to have a reliable storage and easy process of the cemeteries.</text:p>
              </text:list-item>
              <text:list-item>
                <text:p text:style-name="P66">Progress monitoring in the use of easy reports system.</text:p>
              </text:list-item>
            </text:list>
          </table:table-cell>
          <table:table-cell table:style-name="Table6.C2" office:value-type="string">
            <text:list xml:id="list8061796125567404991" text:style-name="L19">
              <text:list-item>
                <text:p text:style-name="P67">Users used to having face to face and documenting on paper</text:p>
              </text:list-item>
            </text:list>
          </table:table-cell>
        </table:table-row>
        <table:table-row>
          <table:table-cell table:style-name="Table6.A2" office:value-type="string">
            <text:p text:style-name="Table_20_Contents">Server and workstation</text:p>
          </table:table-cell>
          <table:table-cell table:style-name="Table6.A2" office:value-type="string">
            <text:list xml:id="list1345609414221065807" text:style-name="L33">
              <text:list-item>
                <text:p text:style-name="P69">Web Server</text:p>
              </text:list-item>
            </text:list>
          </table:table-cell>
          <table:table-cell table:style-name="Table6.C2" office:value-type="string">
            <text:list xml:id="list7636291189920603663" text:style-name="L34">
              <text:list-item>
                <text:p text:style-name="P70">None</text:p>
              </text:list-item>
            </text:list>
          </table:table-cell>
        </table:table-row>
        <table:table-row>
          <table:table-cell table:style-name="Table6.A2" office:value-type="string">
            <text:p text:style-name="Table_20_Contents">Front-end tools needed</text:p>
          </table:table-cell>
          <table:table-cell table:style-name="Table6.A2" office:value-type="string">
            <text:list xml:id="list3969325513398883810" text:style-name="L20">
              <text:list-item>
                <text:p text:style-name="P68">ReatJS</text:p>
              </text:list-item>
              <text:list-item>
                <text:p text:style-name="P68">Leaflets</text:p>
              </text:list-item>
              <text:list-item>
                <text:p text:style-name="P45"><text:span text:style-name="T32">Git and Git Hub</text:span></text:p>
              </text:list-item>
            </text:list>
          </table:table-cell>
          <table:table-cell table:style-name="Table6.C2" office:value-type="string">
            <text:list xml:id="list1479885387008155956" text:style-name="L35">
              <text:list-item>
                <text:p text:style-name="P85">None</text:p>
              </text:list-item>
            </text:list>
          </table:table-cell>
        </table:table-row>
        <table:table-row>
          <table:table-cell table:style-name="Table6.A2" office:value-type="string">
            <text:p text:style-name="Table_20_Contents">Back-end tool needed</text:p>
          </table:table-cell>
          <table:table-cell table:style-name="Table6.A2" office:value-type="string">
            <text:list xml:id="list8258674083813309111" text:style-name="L36">
              <text:list-item>
                <text:p text:style-name="P86">MySQL</text:p>
              </text:list-item>
              <text:list-item>
                <text:p text:style-name="P86">Brackets</text:p>
              </text:list-item>
            </text:list>
          </table:table-cell>
          <table:table-cell table:style-name="Table6.C2" office:value-type="string">
            <text:list xml:id="list357928907878564609" text:style-name="L37">
              <text:list-item>
                <text:p text:style-name="P87">None</text:p>
              </text:list-item>
            </text:list>
          </table:table-cell>
        </table:table-row>
        <table:table-row>
          <table:table-cell table:style-name="Table6.A2" office:value-type="string">
            <text:p text:style-name="Table_20_Contents">Method of data processing</text:p>
          </table:table-cell>
          <table:table-cell table:style-name="Table6.A2" office:value-type="string">
            <text:list xml:id="list1829119527910609082" text:style-name="L38">
              <text:list-item>
                <text:p text:style-name="P88">Client/Server</text:p>
              </text:list-item>
            </text:list>
          </table:table-cell>
          <table:table-cell table:style-name="Table6.C2" office:value-type="string">
            <text:list xml:id="list4589862909309392749" text:style-name="L39">
              <text:list-item>
                <text:p text:style-name="P89">Client</text:p>
              </text:list-item>
            </text:list>
          </table:table-cell>
        </table:table-row>
        <table:table-row>
          <table:table-cell table:style-name="Table6.A2" office:value-type="string">
            <text:p text:style-name="Table_20_Contents">Input device</text:p>
          </table:table-cell>
          <table:table-cell table:style-name="Table6.A2" office:value-type="string">
            <text:list xml:id="list6070128838832288324" text:style-name="L40">
              <text:list-item>
                <text:p text:style-name="P63">Keyboard</text:p>
              </text:list-item>
              <text:list-item>
                <text:p text:style-name="P63">Mouse</text:p>
              </text:list-item>
              <text:list-item>
                <text:p text:style-name="P63">Scanning</text:p>
              </text:list-item>
            </text:list>
          </table:table-cell>
          <table:table-cell table:style-name="Table6.C2" office:value-type="string">
            <text:list xml:id="list5474577761032709465" text:style-name="L41">
              <text:list-item>
                <text:p text:style-name="P90">Face to face consultation</text:p>
              </text:list-item>
              <text:list-item>
                <text:p text:style-name="P90">paper</text:p>
              </text:list-item>
              <text:list-item>
                <text:p text:style-name="P90">file</text:p>
              </text:list-item>
              <text:list-item>
                <text:p text:style-name="P90">ink fluid</text:p>
              </text:list-item>
            </text:list>
          </table:table-cell>
        </table:table-row>
        <table:table-row>
          <table:table-cell table:style-name="Table6.A2" office:value-type="string">
            <text:p text:style-name="Table_20_Contents">Output devices</text:p>
          </table:table-cell>
          <table:table-cell table:style-name="Table6.A2" office:value-type="string">
            <text:list xml:id="list1847246430479917552" text:style-name="L42">
              <text:list-item>
                <text:p text:style-name="P91">Monitor</text:p>
              </text:list-item>
            </text:list>
          </table:table-cell>
          <table:table-cell table:style-name="Table6.C2" office:value-type="string">
            <text:list xml:id="list430068210511212528" text:style-name="L43">
              <text:list-item>
                <text:p text:style-name="P92">Documents</text:p>
              </text:list-item>
              <text:list-item>
                <text:p text:style-name="P92">Paper</text:p>
              </text:list-item>
            </text:list>
          </table:table-cell>
        </table:table-row>
        <table:table-row>
          <table:table-cell table:style-name="Table6.A2" office:value-type="string">
            <text:p text:style-name="Table_20_Contents">Storage devices</text:p>
          </table:table-cell>
          <table:table-cell table:style-name="Table6.A2" office:value-type="string">
            <text:list xml:id="list935048786681640299" text:style-name="L44">
              <text:list-item>
                <text:p text:style-name="P93">Web Server</text:p>
              </text:list-item>
              <text:list-item>
                <text:p text:style-name="P93">Hard Drive</text:p>
              </text:list-item>
              <text:list-item>
                <text:p text:style-name="P93">ROM</text:p>
              </text:list-item>
              <text:list-item>
                <text:p text:style-name="P93">RAM</text:p>
              </text:list-item>
            </text:list>
          </table:table-cell>
          <table:table-cell table:style-name="Table6.C2" office:value-type="string">
            <text:list xml:id="list6247593995299825299" text:style-name="L45">
              <text:list-item>
                <text:p text:style-name="P94">File cabinet</text:p>
              </text:list-item>
              <text:list-item>
                <text:p text:style-name="P94">File</text:p>
              </text:list-item>
            </text:list>
          </table:table-cell>
        </table:table-row>
      </table:table>
      <text:p text:style-name="Standard"/>
      <text:p text:style-name="Standard"/>
      <text:p text:style-name="Standard"/>
      <text:p text:style-name="Standard"><text:span text:style-name="T2">13</text:span><text:span text:style-name="T1">. Conclusion</text:span></text:p>
      <text:p text:style-name="P6"/>
      <text:p text:style-name="P19">After reviewing the BCMM current system and analysing their problem, Geoilocate have concluded that the is a necessity for a BCMM to have a Cemetery Management System. This automated system will help them interact more efficiently and not only will this web application help them store information in a reliable environment it will also improve the Municipality Cemetery way of doing things.</text:p>
      <text:p text:style-name="P6"/>
      <text:p text:style-name="P6"/>
      <text:p text:style-name="P6"><text:soft-page-break/></text:p>
      <text:p text:style-name="P8"><text:span text:style-name="T43">14. </text:span>Abbreviations</text:p>
      <text:p text:style-name="P6"/>
      <table:table table:name="Table7" table:style-name="Table7">
        <table:table-column table:style-name="Table7.A"/>
        <table:table-column table:style-name="Table7.B"/>
        <table:table-row>
          <table:table-cell table:style-name="Table7.A1" office:value-type="string">
            <text:p text:style-name="Table_20_Contents">Acronym</text:p>
          </table:table-cell>
          <table:table-cell table:style-name="Table7.B1" office:value-type="string">
            <text:p text:style-name="Table_20_Contents">Description</text:p>
          </table:table-cell>
        </table:table-row>
        <table:table-row>
          <table:table-cell table:style-name="Table7.A2" office:value-type="string">
            <text:p text:style-name="Table_20_Contents">CMS</text:p>
          </table:table-cell>
          <table:table-cell table:style-name="Table7.B2" office:value-type="string">
            <text:p text:style-name="Table_20_Contents">Cemetery Management System</text:p>
          </table:table-cell>
        </table:table-row>
        <table:table-row>
          <table:table-cell table:style-name="Table7.A2" office:value-type="string">
            <text:p text:style-name="Table_20_Contents">JAD</text:p>
          </table:table-cell>
          <table:table-cell table:style-name="Table7.B2" office:value-type="string">
            <text:p text:style-name="Table_20_Contents">Joint Analysis and Design</text:p>
          </table:table-cell>
        </table:table-row>
        <table:table-row>
          <table:table-cell table:style-name="Table7.A2" office:value-type="string">
            <text:p text:style-name="Table_20_Contents">BCMM</text:p>
          </table:table-cell>
          <table:table-cell table:style-name="Table7.B2" office:value-type="string">
            <text:p text:style-name="Table_20_Contents">Baffalo City Metro Municipality</text:p>
          </table:table-cell>
        </table:table-row>
        <table:table-row>
          <table:table-cell table:style-name="Table7.A2" office:value-type="string">
            <text:p text:style-name="Table_20_Contents">PL&amp;C</text:p>
          </table:table-cell>
          <table:table-cell table:style-name="Table7.B2" office:value-type="string">
            <text:p text:style-name="Table_20_Contents"/>
          </table:table-cell>
        </table:table-row>
        <table:table-row>
          <table:table-cell table:style-name="Table7.A2" office:value-type="string">
            <text:p text:style-name="Table_20_Contents">EHS</text:p>
          </table:table-cell>
          <table:table-cell table:style-name="Table7.B2" office:value-type="string">
            <text:p text:style-name="P96">Environmental Health Section</text:p>
          </table:table-cell>
        </table:table-row>
        <table:table-row>
          <table:table-cell table:style-name="Table7.A2" office:value-type="string">
            <text:p text:style-name="Table_20_Contents">COGTA</text:p>
          </table:table-cell>
          <table:table-cell table:style-name="Table7.B2" office:value-type="string">
            <text:p text:style-name="Table_20_Contents">Co-Operative Governance Traditional Affairs</text:p>
          </table:table-cell>
        </table:table-row>
        <table:table-row>
          <table:table-cell table:style-name="Table7.A2" office:value-type="string">
            <text:p text:style-name="Table_20_Contents">GIS</text:p>
          </table:table-cell>
          <table:table-cell table:style-name="Table7.B2" office:value-type="string">
            <text:p text:style-name="Table_20_Contents">Geographical Information System</text:p>
          </table:table-cell>
        </table:table-row>
        <table:table-row>
          <table:table-cell table:style-name="Table7.A2" office:value-type="string">
            <text:p text:style-name="Table_20_Contents">GPS</text:p>
          </table:table-cell>
          <table:table-cell table:style-name="Table7.B2" office:value-type="string">
            <text:p text:style-name="Table_20_Contents">Global Positioning System</text:p>
          </table:table-cell>
        </table:table-row>
      </table:table>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StarSymbol" fo:font-family="StarSymbol" style:font-family-generic="system" style:font-charset="x-symbol"/>
    </style:style>
    <style:style style:name="WW_5f_CharLFO7LVL5" style:display-name="WW_CharLFO7LVL5" style:family="text">
      <style:text-properties style:font-name="StarSymbol" fo:font-family="StarSymbol" style:font-family-generic="system" style:font-charset="x-symbol"/>
    </style:style>
    <style:style style:name="WW_5f_CharLFO7LVL6" style:display-name="WW_CharLFO7LVL6" style:family="text">
      <style:text-properties style:font-name="StarSymbol" fo:font-family="StarSymbol" style:font-family-generic="system" style:font-charset="x-symbol"/>
    </style:style>
    <style:style style:name="WW_5f_CharLFO7LVL7" style:display-name="WW_CharLFO7LVL7" style:family="text">
      <style:text-properties style:font-name="StarSymbol" fo:font-family="StarSymbol" style:font-family-generic="system" style:font-charset="x-symbol"/>
    </style:style>
    <style:style style:name="WW_5f_CharLFO7LVL8" style:display-name="WW_CharLFO7LVL8" style:family="text">
      <style:text-properties style:font-name="StarSymbol" fo:font-family="StarSymbol" style:font-family-generic="system" style:font-charset="x-symbol"/>
    </style:style>
    <style:style style:name="WW_5f_CharLFO7LVL9" style:display-name="WW_CharLFO7LVL9" style:family="text">
      <style:text-properties style:font-name="StarSymbol" fo:font-family="StarSymbol" style:font-family-generic="system" style:font-charset="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9LVL1" style:display-name="WW_CharLFO9LVL1" style:family="text">
      <style:text-properties style:font-name="StarSymbol" fo:font-family="StarSymbol" style:font-family-generic="system" style:font-charset="x-symbol"/>
    </style:style>
    <style:style style:name="WW_5f_CharLFO9LVL2" style:display-name="WW_CharLFO9LVL2" style:family="text">
      <style:text-properties style:font-name="StarSymbol" fo:font-family="StarSymbol" style:font-family-generic="system" style:font-charset="x-symbol"/>
    </style:style>
    <style:style style:name="WW_5f_CharLFO9LVL3" style:display-name="WW_CharLFO9LVL3"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WW_5f_CharLFO10LVL1" style:display-name="WW_CharLFO10LVL1" style:family="text">
      <style:text-properties style:font-name="StarSymbol" fo:font-family="StarSymbol" style:font-family-generic="system" style:font-charset="x-symbol"/>
    </style:style>
    <style:style style:name="WW_5f_CharLFO10LVL2" style:display-name="WW_CharLFO10LVL2" style:family="text">
      <style:text-properties style:font-name="StarSymbol" fo:font-family="StarSymbol" style:font-family-generic="system" style:font-charset="x-symbol"/>
    </style:style>
    <style:style style:name="WW_5f_CharLFO10LVL3" style:display-name="WW_CharLFO10LVL3" style:family="text">
      <style:text-properties style:font-name="StarSymbol" fo:font-family="StarSymbol" style:font-family-generic="system" style:font-charset="x-symbol"/>
    </style:style>
    <style:style style:name="WW_5f_CharLFO10LVL4" style:display-name="WW_CharLFO10LVL4" style:family="text">
      <style:text-properties style:font-name="StarSymbol" fo:font-family="StarSymbol" style:font-family-generic="system" style:font-charset="x-symbol"/>
    </style:style>
    <style:style style:name="WW_5f_CharLFO10LVL5" style:display-name="WW_CharLFO10LVL5" style:family="text">
      <style:text-properties style:font-name="StarSymbol" fo:font-family="StarSymbol" style:font-family-generic="system" style:font-charset="x-symbol"/>
    </style:style>
    <style:style style:name="WW_5f_CharLFO10LVL6" style:display-name="WW_CharLFO10LVL6" style:family="text">
      <style:text-properties style:font-name="StarSymbol" fo:font-family="StarSymbol" style:font-family-generic="system" style:font-charset="x-symbol"/>
    </style:style>
    <style:style style:name="WW_5f_CharLFO10LVL7" style:display-name="WW_CharLFO10LVL7" style:family="text">
      <style:text-properties style:font-name="StarSymbol" fo:font-family="StarSymbol" style:font-family-generic="system" style:font-charset="x-symbol"/>
    </style:style>
    <style:style style:name="WW_5f_CharLFO10LVL8" style:display-name="WW_CharLFO10LVL8" style:family="text">
      <style:text-properties style:font-name="StarSymbol" fo:font-family="StarSymbol" style:font-family-generic="system" style:font-charset="x-symbol"/>
    </style:style>
    <style:style style:name="WW_5f_CharLFO10LVL9" style:display-name="WW_CharLFO10LVL9" style:family="text">
      <style:text-properties style:font-name="StarSymbol" fo:font-family="StarSymbol" style:font-family-generic="system" style:font-charset="x-symbol"/>
    </style:style>
    <style:style style:name="WW_5f_CharLFO11LVL1" style:display-name="WW_CharLFO11LVL1" style:family="text">
      <style:text-properties style:font-name="StarSymbol" fo:font-family="StarSymbol" style:font-family-generic="system" style:font-charset="x-symbol"/>
    </style:style>
    <style:style style:name="WW_5f_CharLFO11LVL2" style:display-name="WW_CharLFO11LVL2" style:family="text">
      <style:text-properties style:font-name="StarSymbol" fo:font-family="StarSymbol" style:font-family-generic="system" style:font-charset="x-symbol"/>
    </style:style>
    <style:style style:name="WW_5f_CharLFO11LVL3" style:display-name="WW_CharLFO11LVL3" style:family="text">
      <style:text-properties style:font-name="StarSymbol" fo:font-family="StarSymbol" style:font-family-generic="system" style:font-charset="x-symbol"/>
    </style:style>
    <style:style style:name="WW_5f_CharLFO11LVL4" style:display-name="WW_CharLFO11LVL4" style:family="text">
      <style:text-properties style:font-name="StarSymbol" fo:font-family="StarSymbol" style:font-family-generic="system" style:font-charset="x-symbol"/>
    </style:style>
    <style:style style:name="WW_5f_CharLFO11LVL5" style:display-name="WW_CharLFO11LVL5" style:family="text">
      <style:text-properties style:font-name="StarSymbol" fo:font-family="StarSymbol" style:font-family-generic="system" style:font-charset="x-symbol"/>
    </style:style>
    <style:style style:name="WW_5f_CharLFO11LVL6" style:display-name="WW_CharLFO11LVL6" style:family="text">
      <style:text-properties style:font-name="StarSymbol" fo:font-family="StarSymbol" style:font-family-generic="system" style:font-charset="x-symbol"/>
    </style:style>
    <style:style style:name="WW_5f_CharLFO11LVL7" style:display-name="WW_CharLFO11LVL7" style:family="text">
      <style:text-properties style:font-name="StarSymbol" fo:font-family="StarSymbol" style:font-family-generic="system" style:font-charset="x-symbol"/>
    </style:style>
    <style:style style:name="WW_5f_CharLFO11LVL8" style:display-name="WW_CharLFO11LVL8" style:family="text">
      <style:text-properties style:font-name="StarSymbol" fo:font-family="StarSymbol" style:font-family-generic="system" style:font-charset="x-symbol"/>
    </style:style>
    <style:style style:name="WW_5f_CharLFO11LVL9" style:display-name="WW_CharLFO11LVL9" style:family="text">
      <style:text-properties style:font-name="StarSymbol" fo:font-family="StarSymbol" style:font-family-generic="system"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a3ab0"/>
    </style:style>
    <style:style style:name="MT1" style:family="text">
      <style:text-properties fo:font-size="8pt" fo:font-style="italic" officeooo:rsid="006a3ab0" style:font-size-asian="8pt" style:font-style-asian="italic" style:font-size-complex="8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draw:frame draw:style-name="Mfr1" draw:name="Image1" text:anchor-type="paragraph" svg:x="12.331cm" svg:y="-0.529cm" svg:width="3.882cm" svg:height="1.034cm" draw:z-index="11"><draw:image xlink:href="Pictures/100000000000063D000001A98317262D2C01F52B.jpg" xlink:type="simple" xlink:show="embed" xlink:actuate="onLoad"/></draw:frame></text:p>
      </style:header>
      <style:footer>
        <text:p text:style-name="MP1"><text:span text:style-name="MT1">Geoilocate Reg No:2009/185151/23 VAT No: 4410267902 <text:s/></text:span></text:p>
        <text:p text:style-name="MP1"><text:span text:style-name="MT1">East London IDZ Science &amp; Technology Park, Zone 1C, Block B3, Lower Chester Road, Sunny Ridge, East London, South Africa, 5208 </text:span></text:p>
        <text:p text:style-name="MP1"><text:span text:style-name="MT1"><text:s text:c="37"/>Tel: +27 87 735 0982 | Fax: +27 86 524 6419 Email: info@geoilocate.co.za </text:span><text:a xlink:type="simple" xlink:href="http://www.geoilocate.co.za/" text:style-name="Internet_20_link" text:visited-style-name="Visited_20_Internet_20_Link"><text:span text:style-name="MT1">www.geoilocate.co.za</text:span></text:a><text:span text:style-name="MT1"><text:tab/></text:span><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16-08-19T08:05:00Z</meta:creation-date>
    <dc:date>2016-08-26T11:36:46.988000000</dc:date>
    <meta:editing-cycles>112</meta:editing-cycles>
    <meta:editing-duration>PT22H56M2S</meta:editing-duration>
    <meta:print-date>2016-08-24T09:28:12.835000000</meta:print-date>
    <meta:document-statistic meta:table-count="7" meta:image-count="1" meta:object-count="0" meta:page-count="12" meta:paragraph-count="373" meta:word-count="2576" meta:character-count="18186" meta:non-whitespace-character-count="16024"/>
    <meta:template xlink:type="simple" xlink:actuate="onRequest" xlink:title="" xlink:href="file:///F:/CMS%20Project/Cemetery%20Management%20System%20Phase%201%20–%20Analysis%20Phase.odt/Normal"/>
  </office:meta>
</office:document-meta>
</file>